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6in" fo:margin-top="0in" fo:margin-bottom="0.25in" table:align="margins"/>
    </style:style>
    <style:style style:name="Table2.A" style:family="table-column">
      <style:table-column-properties style:column-width="6in" style:rel-column-width="65535*"/>
    </style:style>
    <style:style style:name="Table2.A8" style:family="table-cell">
      <style:table-cell-properties fo:background-color="transparent">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line-height="20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line-height="200%"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10"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2"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3"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4" style:family="paragraph" style:parent-style-name="Standard">
      <style:paragraph-properties fo:margin-top="1in" fo:margin-bottom="0in" fo:text-align="center" style:justify-single-word="false"/>
    </style:style>
    <style:style style:name="P15" style:family="paragraph" style:parent-style-name="Standard">
      <style:paragraph-properties fo:margin-left="0.5in" fo:margin-right="0in" fo:text-indent="-0.5in" style:auto-text-indent="false"/>
    </style:style>
    <style:style style:name="P16" style:family="paragraph" style:parent-style-name="Standard">
      <style:paragraph-properties fo:margin-left="0.5in" fo:margin-right="0in" fo:line-height="200%" fo:text-indent="-0.5in" style:auto-text-indent="false">
        <style:tab-stops/>
      </style:paragraph-properties>
    </style:style>
    <style:style style:name="P17"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8" style:family="paragraph" style:parent-style-name="Standard">
      <style:paragraph-properties fo:margin-left="0.5in" fo:margin-right="0in" fo:text-indent="-0.5in" style:auto-text-indent="false"/>
      <style:text-properties fo:font-weight="bold" style:font-weight-asian="bold" style:font-weight-complex="bold"/>
    </style:style>
    <style:style style:name="P19" style:family="paragraph" style:parent-style-name="Reference">
      <style:paragraph-properties fo:margin-left="0.5in" fo:margin-right="0in" fo:line-height="200%" fo:text-indent="-0.5in" style:auto-text-indent="false">
        <style:tab-stops/>
      </style:paragraph-properties>
    </style:style>
    <style:style style:name="P20" style:family="paragraph" style:parent-style-name="Reference">
      <style:text-properties fo:font-style="normal" style:font-style-asian="normal"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3" style:family="paragraph" style:parent-style-name="Block_20_quote">
      <style:text-properties fo:font-style="normal" style:font-style-asian="normal" style:font-style-complex="normal"/>
    </style:style>
    <style:style style:name="P24" style:family="paragraph" style:parent-style-name="Table_20_Contents">
      <style:text-properties fo:font-weight="bold" style:font-weight-asian="bold" style:font-weight-complex="bold"/>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3">
      <style:paragraph-properties>
        <style:tab-stops>
          <style:tab-stop style:position="5.6071in" style:type="right" style:leader-style="dotted" style:leader-text="."/>
        </style:tab-stops>
      </style:paragraph-properties>
    </style:style>
    <style:style style:name="P28" style:family="paragraph" style:parent-style-name="Table_20_index_20_1">
      <style:paragraph-properties>
        <style:tab-stops>
          <style:tab-stop style:position="6in" style:type="right" style:leader-style="dotted" style:leader-text="."/>
        </style:tab-stops>
      </style:paragraph-properties>
    </style:style>
    <style:style style:name="P29" style:family="paragraph" style:parent-style-name="Standard" style:master-page-name="First_20_Page">
      <style:paragraph-properties fo:margin-top="2.5in" fo:margin-bottom="0in" fo:text-align="center" style:justify-single-word="false" style:page-number="auto"/>
    </style:style>
    <style:style style:name="P30"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6">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paragraph-properties fo:margin-left="0.5in" fo:margin-right="0in" fo:line-height="200%" fo:text-indent="-0.5in" style:auto-text-indent="false">
        <style:tab-stops/>
      </style:paragraph-properties>
    </style:style>
    <style:style style:name="P44" style:family="paragraph" style:parent-style-name="Text_20_body" style:list-style-name="L1"/>
    <style:style style:name="P45" style:family="paragraph" style:parent-style-name="Text_20_body" style:list-style-name="L2">
      <style:text-properties fo:font-style="normal" style:font-style-asian="normal" style:font-style-complex="normal"/>
    </style:style>
    <style:style style:name="P46" style:family="paragraph" style:parent-style-name="Text_20_body" style:list-style-name="L3">
      <style:text-properties fo:font-style="normal" style:font-style-asian="normal" style:font-style-complex="normal"/>
    </style:style>
    <style:style style:name="P47" style:family="paragraph" style:parent-style-name="Text_20_body" style:list-style-name="L3"/>
    <style:style style:name="P48"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49" style:family="paragraph" style:parent-style-name="Heading_20_1" style:master-page-name="Introduction">
      <style:paragraph-properties style:page-number="1"/>
    </style:style>
    <style:style style:name="P50" style:family="paragraph" style:parent-style-name="Heading_20_1" style:master-page-name="Literature_20_review">
      <style:paragraph-properties style:page-number="auto"/>
    </style:style>
    <style:style style:name="P51" style:family="paragraph" style:parent-style-name="Heading_20_1" style:master-page-name="Research">
      <style:paragraph-properties style:page-number="auto"/>
    </style:style>
    <style:style style:name="P52" style:family="paragraph" style:parent-style-name="Heading_20_1" style:master-page-name="References">
      <style:paragraph-properties fo:margin-left="0in" fo:margin-right="0in" fo:text-indent="0in" style:auto-text-indent="false" style:page-number="auto"/>
    </style:style>
    <style:style style:name="P53" style:family="paragraph" style:parent-style-name="Heading_20_1" style:master-page-name="Appendix">
      <style:paragraph-properties style:page-number="auto"/>
    </style:style>
    <style:style style:name="P54" style:family="paragraph" style:parent-style-name="Heading_20_1" style:master-page-name="Appendix">
      <style:paragraph-properties fo:line-height="200%" style:page-number="auto"/>
      <style:text-properties fo:font-style="normal" style:font-style-asian="normal" style:font-style-complex="normal"/>
    </style:style>
    <style:style style:name="P55" style:family="paragraph" style:parent-style-name="Heading_20_3">
      <style:text-properties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TOC_20_Heading" style:master-page-name="Table_20_of_20_contents">
      <style:paragraph-properties style:page-number="auto"/>
    </style:style>
    <style:style style:name="P58" style:family="paragraph">
      <style:paragraph-properties fo:margin-left="0in" fo:margin-right="0in" fo:margin-top="0in" fo:margin-bottom="0in" fo:line-height="100%" fo:text-align="center" fo:text-indent="0in"/>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indent="0in"/>
    </style:style>
    <style:style style:name="P65"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68" style:family="paragraph">
      <style:paragraph-properties fo:margin-left="0in" fo:margin-right="0in" fo:margin-top="0in" fo:margin-bottom="0in" fo:line-height="100%" fo:text-align="end" fo:text-indent="0in"/>
    </style:style>
    <style:style style:name="P69" style:family="paragraph">
      <style:paragraph-properties fo:margin-left="0in" fo:margin-right="0in" fo:margin-top="0in" fo:margin-bottom="0in" fo:line-height="100%" fo:text-align="end"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font-name="Times New Roman2" style:font-name-asian="Times New Roman2" style:font-name-complex="Times New Roman2"/>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style>
    <style:style style:name="T9" style:family="text">
      <style:text-properties fo:font-style="normal" style:font-style-asian="normal" style:font-style-complex="normal"/>
    </style:style>
    <style:style style:name="T10" style:family="text">
      <style:text-properties fo:font-style="normal" style:font-size-asian="10.5pt" style:font-style-asian="normal" style:font-style-complex="normal"/>
    </style:style>
    <style:style style:name="T11" style:family="text">
      <style:text-properties style:text-position="super 58%"/>
    </style:style>
    <style:style style:name="T12" style:family="text">
      <style:text-properties style:text-position="super 58%" fo:font-style="italic"/>
    </style:style>
    <style:style style:name="T13" style:family="text">
      <style:text-properties style:text-position="super 58%" fo:font-style="italic"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font-style-asian="normal"/>
    </style:style>
    <style:style style:name="T19" style:family="text">
      <style:text-properties style:font-style-complex="normal"/>
    </style:style>
    <style:style style:name="T20"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3"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08in solid #808080" fo:border-bottom="0.0008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4" style:family="graphic">
      <style:graphic-properties draw:stroke="solid" svg:stroke-width="0in" svg:stroke-color="#808080" draw:marker-start="Symmetric_20_Arrow"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position size" style:run-through="foreground"/>
    </style:style>
    <style:style style:name="gr18"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19"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20"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21" style:family="graphic">
      <style:graphic-properties style:run-through="foreground"/>
    </style:style>
    <style:style style:name="gr22"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23"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protect="position size" style:run-through="foreground"/>
    </style:style>
    <style:style style:name="gr25"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position size"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protect="position size"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protect="position size"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protect="position size" style:run-through="foreground"/>
    </style:style>
    <style:style style:name="gr2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style:style style:name="gr30"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11"><draw:g text:anchor-type="as-char" draw:z-index="3" draw:style-name="gr9"><draw:connector draw:style-name="gr10" draw:text-style-name="P61" draw:type="line" svg:x1="0.8799in" svg:y1="1.9063in" svg:x2="2.3134in" svg:y2="1.9063in" draw:start-shape="id8" draw:start-glue-point="1" draw:end-shape="id9" draw:end-glue-point="3" svg:d="m1267 1247h2064"><text:p text:style-name="P58"><text:span text:style-name="T21">Determine</text:span></text:p></draw:connector><draw:connector draw:style-name="gr10" draw:text-style-name="P61" draw:type="line" svg:x1="0.6819in" svg:y1="1.0402in" svg:x2="2.4173in" svg:y2="1.0402in" draw:start-shape="id10" draw:start-glue-point="1" draw:end-shape="id11" draw:end-glue-point="3" svg:d="m982 0h2499"><text:p text:style-name="P58"><text:span text:style-name="T21">Results in</text:span></text:p></draw:connector><draw:connector draw:style-name="gr10" draw:text-style-name="P61" draw:type="line" svg:x1="0.7547in" svg:y1="0.174in" svg:x2="2.3756in" svg:y2="0.174in" draw:start-shape="id12" draw:start-glue-point="1" draw:end-shape="id13" draw:end-glue-point="3" svg:d="m1087-1248h2334"><text:p text:style-name="P58"><text:span text:style-name="T21">Generates</text:span></text:p></draw:connector><draw:connector draw:style-name="gr11" draw:text-style-name="P62" draw:type="line" svg:x1="2.7217in" svg:y1="0.3484in" svg:x2="2.7217in" svg:y2="0.8673in" draw:start-shape="id13" draw:start-glue-point="2" draw:end-shape="id11" draw:end-glue-point="0" svg:d="m3919-996v747"><text:p text:style-name="P58"><text:span text:style-name="T22">Composed of</text:span></text:p></draw:connector><draw:connector draw:style-name="gr11" draw:text-style-name="P62" draw:type="line" svg:x1="2.7217in" svg:y1="1.2146in" svg:x2="2.7217in" svg:y2="1.7327in" draw:start-shape="id11" draw:start-glue-point="2" draw:end-shape="id9" draw:end-glue-point="0" svg:d="m3919 251v746"><text:p text:style-name="P58"><text:span text:style-name="T22">Composed of</text:span></text:p></draw:connector><draw:connector draw:style-name="gr12" draw:text-style-name="P60" draw:type="line" svg:x1="0.4398in" svg:y1="0.3484in" svg:x2="0.4398in" svg:y2="0.8673in" draw:start-shape="id12" draw:start-glue-point="2" draw:end-shape="id10" draw:end-glue-point="0" svg:d="m633-996v747"><text:p/></draw:connector><draw:connector draw:style-name="gr12" draw:text-style-name="P60" draw:type="line" svg:x1="0.4398in" svg:y1="1.2146in" svg:x2="0.4398in" svg:y2="1.7327in" draw:start-shape="id10" draw:start-glue-point="2" draw:end-shape="id8" draw:end-glue-point="0" svg:d="m633 251v746"><text:p/></draw:connector><draw:frame draw:style-name="gr2" draw:text-style-name="P59" draw:id="id12" svg:width="0.6303in" svg:height="0.348in" svg:x="0.1252in" svg:y="0in"><draw:text-box><text:p text:style-name="P58"><text:span text:style-name="T20">Motive</text:span></text:p></draw:text-box></draw:frame><draw:frame draw:style-name="gr2" draw:text-style-name="P59" draw:id="id13" svg:width="0.6925in" svg:height="0.348in" svg:x="2.3756in" svg:y="0in"><draw:text-box><text:p text:style-name="P58"><text:span text:style-name="T20">Activity</text:span></text:p></draw:text-box></draw:frame><draw:frame draw:style-name="gr2" draw:text-style-name="P59" draw:id="id14" svg:width="1.474in" svg:height="0.348in" svg:x="4.0535in" svg:y="0in"><draw:text-box><text:p text:style-name="P58"><text:span text:style-name="T20">Why activity occurs</text:span></text:p></draw:text-box></draw:frame><draw:frame draw:style-name="gr2" draw:text-style-name="P59" draw:id="id10" svg:width="0.4843in" svg:height="0.348in" svg:x="0.198in" svg:y="0.8665in"><draw:text-box><text:p text:style-name="P58"><text:span text:style-name="T20">Goal</text:span></text:p></draw:text-box></draw:frame><draw:frame draw:style-name="gr2" draw:text-style-name="P59" draw:id="id11" svg:width="0.6094in" svg:height="0.348in" svg:x="2.4173in" svg:y="0.8665in"><draw:text-box><text:p text:style-name="P58"><text:span text:style-name="T20">Action</text:span></text:p></draw:text-box></draw:frame><draw:frame draw:style-name="gr2" draw:text-style-name="P59" draw:id="id15" svg:width="1.5051in" svg:height="0.348in" svg:x="4.0382in" svg:y="0.8665in"><draw:text-box><text:p text:style-name="P58"><text:span text:style-name="T20">What activity occurs</text:span></text:p></draw:text-box></draw:frame><draw:frame draw:style-name="gr2" draw:text-style-name="P59" draw:id="id8" svg:width="0.8803in" svg:height="0.348in" svg:x="0in" svg:y="1.7327in"><draw:text-box><text:p text:style-name="P58"><text:span text:style-name="T20">Conditions</text:span></text:p></draw:text-box></draw:frame><draw:frame draw:style-name="gr2" draw:text-style-name="P59" draw:id="id9" svg:width="0.8177in" svg:height="0.348in" svg:x="2.3134in" svg:y="1.7327in"><draw:text-box><text:p text:style-name="P58"><text:span text:style-name="T20">Operation</text:span></text:p></draw:text-box></draw:frame><draw:frame draw:style-name="gr2" draw:text-style-name="P59" draw:id="id16" svg:width="1.4843in" svg:height="0.348in" svg:x="4.0492in" svg:y="1.7327in"><draw:text-box><text:p text:style-name="P58"><text:span text:style-name="T20">How activity occurs</text:span></text:p></draw:text-box></draw:frame><draw:connector draw:style-name="gr13" draw:text-style-name="P60" draw:type="line" svg:x1="3.0681in" svg:y1="0.174in" svg:x2="4.0535in" svg:y2="0.174in" draw:start-shape="id13" draw:start-glue-point="1" draw:end-shape="id14" draw:end-glue-point="3" svg:d="m4418-1248h1419"><text:p/></draw:connector><draw:connector draw:style-name="gr13" draw:text-style-name="P60" draw:type="line" svg:x1="3.0264in" svg:y1="1.0402in" svg:x2="4.0382in" svg:y2="1.0402in" draw:start-shape="id11" draw:start-glue-point="1" draw:end-shape="id15" draw:end-glue-point="3" svg:d="m4358 0h1457"><text:p/></draw:connector><draw:connector draw:style-name="gr13" draw:text-style-name="P60" draw:type="line" svg:x1="3.1307in" svg:y1="1.9063in" svg:x2="4.0492in" svg:y2="1.9063in" draw:start-shape="id9" draw:start-glue-point="1" draw:end-shape="id16" draw:end-glue-point="3" svg:d="m4508 1247h1323"><text:p/></draw:connector></draw:g></text:p>
          <text:p text:style-name="P13">Source: Engeström, 1999; Kaptelinin &amp; Nardi, 2006; Kuutti, 1996; Wilson, 2005</text:p>
          <text:p text:style-name="P9">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10"><draw:g text:anchor-type="as-char" svg:y="-1.7835in" draw:z-index="1" draw:style-name="gr1"><draw:frame draw:style-name="gr2" draw:text-style-name="P59" svg:width="0.724in" svg:height="0.348in" svg:x="1.4063in" svg:y="0in"><draw:text-box><text:p text:style-name="P58"><text:span text:style-name="T20">Artifacts</text:span></text:p></draw:text-box></draw:frame><draw:custom-shape draw:style-name="gr3" draw:text-style-name="P60"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0"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0"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59" draw:id="id6" svg:width="0.9425in" svg:height="0.348in" svg:x="1.2972in" svg:y="1.8453in"><draw:text-box><text:p text:style-name="P58"><text:span text:style-name="T20">Community</text:span></text:p></draw:text-box></draw:frame><draw:frame draw:style-name="gr2" draw:text-style-name="P59" draw:id="id5" svg:width="0.9012in" svg:height="0.5358in" svg:x="2.8181in" svg:y="1.8437in"><draw:text-box><text:p text:style-name="P58"><text:span text:style-name="T20">Division of</text:span><text:span text:style-name="T20"><text:line-break/></text:span><text:span text:style-name="T20">labor</text:span></text:p></draw:text-box></draw:frame><draw:frame draw:style-name="gr2" draw:text-style-name="P59" draw:id="id3" svg:width="0.5362in" svg:height="0.348in" svg:x="0in" svg:y="1.8453in"><draw:text-box><text:p text:style-name="P58"><text:span text:style-name="T20">Rules</text:span></text:p></draw:text-box></draw:frame><draw:frame draw:style-name="gr4" draw:text-style-name="P59" draw:id="id4" svg:width="0.6512in" svg:height="0.348in" svg:x="0.3634in" svg:y="0.922in"><draw:text-box><text:p text:style-name="P58"><text:span text:style-name="T20">Subject</text:span></text:p></draw:text-box></draw:frame><draw:frame draw:style-name="gr5" draw:text-style-name="P59" draw:id="id1" svg:width="0.7587in" svg:height="0.348in" svg:x="2.522in" svg:y="0.9228in"><draw:text-box><text:p text:style-name="P58"><text:span text:style-name="T20">Object</text:span></text:p></draw:text-box></draw:frame><draw:frame draw:style-name="gr6" draw:text-style-name="P59" draw:id="id2" svg:width="0.7657in" svg:height="0.348in" svg:x="3.7673in" svg:y="0.9236in"><draw:text-box><text:p text:style-name="P58"><text:span text:style-name="T20">Outcome</text:span></text:p></draw:text-box></draw:frame><draw:connector draw:style-name="gr7" draw:text-style-name="P60" draw:type="line" svg:x1="3.2807in" svg:y1="1.0969in" svg:x2="3.7673in" svg:y2="1.0972in" draw:start-shape="id1" draw:start-glue-point="1" draw:end-shape="id2" draw:end-glue-point="3" svg:d="m4724-990 701 1"><text:p/></draw:connector><draw:connector draw:style-name="gr8" draw:text-style-name="P60" draw:type="line" svg:x1="2.522in" svg:y1="1.0969in" svg:x2="0.2681in" svg:y2="1.8449in" draw:start-shape="id1" draw:start-glue-point="3" draw:end-shape="id3" draw:end-glue-point="0" svg:d="m3632-990-3246 1078"><text:p/></draw:connector><draw:connector draw:style-name="gr8" draw:text-style-name="P60" draw:type="line" svg:x1="1.0138in" svg:y1="1.0961in" svg:x2="3.2681in" svg:y2="1.8433in" draw:start-shape="id4" draw:start-glue-point="1" draw:end-shape="id5" draw:end-glue-point="0" svg:d="m1460-991 3246 1077"><text:p/></draw:connector><draw:connector draw:style-name="gr8" draw:text-style-name="P60" draw:type="line" svg:x1="1.7681in" svg:y1="1.8449in" svg:x2="1.7689in" svg:y2="0.3461in" draw:start-shape="id6" draw:start-glue-point="0" draw:end-shape="id7" draw:end-glue-point="4" svg:d="m2546 88 1-2159"><text:p/></draw:connector></draw:g></text:p>
          <text:p text:style-name="P12">Source: Engeström, 1999</text:p>
          <text:p text:style-name="Figure">Figure <text:sequence text:ref-name="refFigure1" text:name="Figure" text:formula="ooow:Figure+1" style:num-format="1">2</text:sequence>: Engeström’s model of the activity system</text:p>
        </draw:text-box>
      </draw:frame>
      <draw:frame draw:style-name="fr3" draw:name="Figure4" text:anchor-type="page" text:anchor-page-number="53" svg:width="6in" style:rel-width="100%" draw:z-index="4">
        <draw:text-box fo:min-height="0.2in">
          <text:p text:style-name="P6"><draw:g text:anchor-type="as-char" draw:z-index="5" draw:style-name="gr9"><draw:connector draw:style-name="gr14" draw:text-style-name="P60" draw:type="line" svg:x1="4.578in" svg:y1="5.6929in" svg:x2="4.5681in" svg:y2="5.8472in" draw:start-shape="id17" draw:start-glue-point="2" draw:end-shape="id18" draw:end-glue-point="0" svg:d="m6592 3329-14 222"><text:p/></draw:connector><draw:connector draw:style-name="gr14" draw:text-style-name="P60" draw:type="line" svg:x1="4.5681in" svg:y1="6.1339in" svg:x2="4.5591in" svg:y2="6.2882in" draw:start-shape="id18" draw:start-glue-point="2" draw:end-shape="id19" draw:end-glue-point="0" svg:d="m6578 3964-13 222"><text:p/></draw:connector><draw:frame draw:style-name="gr15" draw:text-style-name="P63" draw:id="id23" svg:width="1.9177in" svg:height="0.4748in" svg:x="0.1209in" svg:y="0.2701in"><draw:text-box><text:p text:style-name="P58"><text:span text:style-name="T23">Receive timely, actionable</text:span><text:span text:style-name="T23"><text:line-break/></text:span><text:span text:style-name="T23">suggestions</text:span></text:p></draw:text-box></draw:frame><draw:frame draw:style-name="gr15" draw:text-style-name="P63" draw:id="id28" svg:width="2.0323in" svg:height="0.4748in" svg:x="0.0717in" svg:y="1.5953in"><draw:text-box><text:p text:style-name="P58"><text:span text:style-name="T23">Receive suggestions scoped</text:span><text:span text:style-name="T23"><text:line-break/></text:span><text:span text:style-name="T23">to specific concerns</text:span></text:p></draw:text-box></draw:frame><draw:frame draw:style-name="gr15" draw:text-style-name="P63" draw:id="id20" svg:width="2.2717in" svg:height="0.287in" svg:x="3.4181in" svg:y="0.3634in"><draw:text-box><text:p text:style-name="P58"><text:span text:style-name="T23">Identify appropriate reviewer(s)</text:span></text:p></draw:text-box></draw:frame><draw:frame draw:style-name="gr15" draw:text-style-name="P63" draw:id="id21" svg:width="1.4594in" svg:height="0.287in" svg:x="3.8398in" svg:y="0.8043in"><draw:text-box><text:p text:style-name="P58"><text:span text:style-name="T23">Schedule review(s)</text:span></text:p></draw:text-box></draw:frame><draw:frame draw:style-name="gr15" draw:text-style-name="P63" draw:id="id24" svg:width="1.6886in" svg:height="0.287in" svg:x="3.7272in" svg:y="1.6874in"><draw:text-box><text:p text:style-name="P58"><text:span text:style-name="T23">Describe review scope</text:span></text:p></draw:text-box></draw:frame><draw:frame draw:style-name="gr15" draw:text-style-name="P63" draw:id="id25" svg:width="2.3449in" svg:height="0.4748in" svg:x="3.3811in" svg:y="2.1299in"><draw:text-box><text:p text:style-name="P58"><text:span text:style-name="T23">Distribute review material</text:span><text:span text:style-name="T23"><text:line-break/></text:span><text:span text:style-name="T23">(code, documentation, tests, etc.)</text:span></text:p></draw:text-box></draw:frame><draw:frame draw:style-name="gr16" draw:text-style-name="P65" svg:width="0.5224in" svg:height="0.1886in" svg:x="2.6201in" svg:y="0.0492in"><draw:text-box><text:p text:style-name="P64"><text:span text:style-name="T24">Author</text:span></text:p></draw:text-box></draw:frame><draw:frame draw:style-name="gr17" draw:text-style-name="P66" svg:width="0.5323in" svg:height="0.287in" svg:x="0.8339in" svg:y="0in"><draw:text-box><text:p text:style-name="P58"><text:span text:style-name="T25">Goal</text:span></text:p></draw:text-box></draw:frame><draw:frame draw:style-name="gr17" draw:text-style-name="P66" svg:width="0.626in" svg:height="0.287in" svg:x="4.261in" svg:y="0in"><draw:text-box><text:p text:style-name="P58"><text:span text:style-name="T25">Action</text:span></text:p></draw:text-box></draw:frame><draw:frame draw:style-name="gr15" draw:text-style-name="P63" draw:id="id22" svg:width="1.4071in" svg:height="0.287in" svg:x="3.8626in" svg:y="1.2457in"><draw:text-box><text:p text:style-name="P58"><text:span text:style-name="T23">Notify reviewer(s)</text:span></text:p></draw:text-box></draw:frame><draw:connector draw:style-name="gr14" draw:text-style-name="P60" draw:type="line" svg:x1="4.5535in" svg:y1="0.6504in" svg:x2="4.5689in" svg:y2="0.8043in" draw:start-shape="id20" draw:start-glue-point="2" draw:end-shape="id21" draw:end-glue-point="0" svg:d="m6557-3933 22 222"><text:p/></draw:connector><draw:connector draw:style-name="gr14" draw:text-style-name="P60" draw:type="line" svg:x1="4.5689in" svg:y1="1.0913in" svg:x2="4.5661in" svg:y2="1.2461in" draw:start-shape="id21" draw:start-glue-point="2" draw:end-shape="id22" svg:d="m6579-3298-4 223"><text:p/></draw:connector><draw:connector draw:style-name="gr14" draw:text-style-name="P60" draw:type="line" svg:x1="2.0382in" svg:y1="0.5075in" svg:x2="3.4181in" svg:y2="0.5067in" draw:start-shape="id23" draw:start-glue-point="1" draw:end-shape="id20" draw:end-glue-point="3" svg:d="m2935-4138 1987-1"><text:p/></draw:connector><draw:connector draw:style-name="gr14" draw:text-style-name="P60" draw:type="line" svg:x1="4.5709in" svg:y1="1.9748in" svg:x2="4.5535in" svg:y2="2.1303in" draw:start-shape="id24" draw:start-glue-point="2" draw:end-shape="id25" draw:end-glue-point="0" svg:d="m6582-2025-25 224"><text:p/></draw:connector><draw:frame draw:style-name="gr15" draw:text-style-name="P63" draw:id="id29" svg:width="2.1677in" svg:height="0.4748in" svg:x="0in" svg:y="2.6634in"><draw:text-box><text:p text:style-name="P58"><text:span text:style-name="T23">Make improvements based on</text:span><text:span text:style-name="T23"><text:line-break/></text:span><text:span text:style-name="T23">review suggestions</text:span></text:p></draw:text-box></draw:frame><draw:frame draw:style-name="gr15" draw:text-style-name="P63" draw:id="id26" svg:width="1.4803in" svg:height="0.287in" svg:x="3.8283in" svg:y="2.7571in"><draw:text-box><text:p text:style-name="P58"><text:span text:style-name="T23">Record suggestions</text:span></text:p></draw:text-box></draw:frame><draw:frame draw:style-name="gr15" draw:text-style-name="P63" draw:id="id27" svg:width="1.6988in" svg:height="0.287in" svg:x="3.7075in" svg:y="3.198in"><draw:text-box><text:p text:style-name="P58"><text:span text:style-name="T23">Implement suggestions</text:span></text:p></draw:text-box></draw:frame><draw:connector draw:style-name="gr14" draw:text-style-name="P60" draw:type="line" svg:x1="4.5681in" svg:y1="3.0441in" svg:x2="4.5571in" svg:y2="3.198in" draw:start-shape="id26" draw:start-glue-point="2" draw:end-shape="id27" draw:end-glue-point="0" svg:d="m6578-486-16 222"><text:p/></draw:connector><draw:connector draw:style-name="gr14" draw:text-style-name="P60" draw:type="line" svg:x1="2.1035in" svg:y1="1.8327in" svg:x2="3.7272in" svg:y2="1.8311in" draw:start-shape="id28" draw:start-glue-point="1" draw:end-shape="id24" draw:end-glue-point="3" svg:d="m3029-2230 2338-2"><text:p/></draw:connector><draw:connector draw:style-name="gr14" draw:text-style-name="P60" draw:type="line" svg:x1="2.1673in" svg:y1="2.9004in" svg:x2="3.8283in" svg:y2="2.9004in" draw:start-shape="id29" draw:start-glue-point="1" draw:end-shape="id26" svg:d="m3121-693h2392"><text:p/></draw:connector><draw:frame draw:style-name="gr18" draw:text-style-name="P67" svg:width="0.3031in" svg:height="0.2512in" svg:x="4.5772in" svg:y="0.602in"><draw:text-box><text:p text:style-name="P64"><text:span text:style-name="T26">☇</text:span></text:p></draw:text-box></draw:frame><draw:frame draw:style-name="gr19" draw:text-style-name="P67" svg:width="0.3031in" svg:height="0.2512in" svg:x="4.5772in" svg:y="2.9953in"><draw:text-box><text:p text:style-name="P64"><text:span text:style-name="T26">☇</text:span></text:p></draw:text-box></draw:frame><draw:frame draw:style-name="gr15" draw:text-style-name="P63" draw:id="id30" svg:width="2.2614in" svg:height="0.287in" svg:x="3.4209in" svg:y="3.6398in"><draw:text-box><text:p text:style-name="P58"><text:span text:style-name="T23">Follow up after implementation</text:span></text:p></draw:text-box></draw:frame><draw:connector draw:style-name="gr14" draw:text-style-name="P60" draw:type="line" svg:x1="4.5571in" svg:y1="3.4846in" svg:x2="4.5516in" svg:y2="3.6394in" draw:start-shape="id27" draw:start-glue-point="2" draw:end-shape="id30" draw:end-glue-point="0" svg:d="m6562 149-8 223"><text:p/></draw:connector><draw:frame draw:style-name="gr20" draw:text-style-name="P67" svg:width="0.3031in" svg:height="0.2512in" svg:x="4.5772in" svg:y="1.0437in"><draw:text-box><text:p text:style-name="P64"><text:span text:style-name="T26">☇</text:span></text:p></draw:text-box></draw:frame><draw:frame draw:style-name="gr15" draw:text-style-name="P63" draw:id="id33" svg:width="1.8343in" svg:height="0.4748in" svg:x="0.1744in" svg:y="4.4299in"><draw:text-box><text:p text:style-name="P58"><text:span text:style-name="T23">Understand review goals</text:span><text:span text:style-name="T23"><text:line-break/></text:span><text:span text:style-name="T23">and context</text:span></text:p></draw:text-box></draw:frame><draw:frame draw:style-name="gr15" draw:text-style-name="P63" draw:id="id31" svg:width="1.9071in" svg:height="0.287in" svg:x="3.6043in" svg:y="4.522in"><draw:text-box><text:p text:style-name="P58"><text:span text:style-name="T23">Read supporting materials</text:span></text:p></draw:text-box></draw:frame><draw:frame draw:style-name="gr15" draw:text-style-name="P63" draw:id="id32" svg:width="1.9071in" svg:height="0.287in" svg:x="3.6083in" svg:y="4.9638in"><draw:text-box><text:p text:style-name="P58"><text:span text:style-name="T23">Communicate with author</text:span></text:p></draw:text-box></draw:frame><draw:g draw:style-name="gr21"><draw:frame draw:style-name="gr16" draw:text-style-name="P65" svg:width="0.6685in" svg:height="0.1886in" svg:x="2.548in" svg:y="4.2083in"><draw:text-box><text:p text:style-name="P64"><text:span text:style-name="T24">Reviewer</text:span></text:p></draw:text-box></draw:frame><draw:frame draw:style-name="gr15" draw:text-style-name="P66" svg:width="0.5323in" svg:height="0.287in" svg:x="0.8346in" svg:y="4.1598in"><draw:text-box><text:p text:style-name="P58"><text:span text:style-name="T25">Goal</text:span></text:p></draw:text-box></draw:frame><draw:frame draw:style-name="gr15" draw:text-style-name="P66" svg:width="0.626in" svg:height="0.287in" svg:x="4.261in" svg:y="4.1598in"><draw:text-box><text:p text:style-name="P58"><text:span text:style-name="T25">Action</text:span></text:p></draw:text-box></draw:frame></draw:g><draw:connector draw:style-name="gr14" draw:text-style-name="P60" draw:type="line" svg:x1="4.5575in" svg:y1="4.8091in" svg:x2="4.5618in" svg:y2="4.9638in" draw:start-shape="id31" draw:start-glue-point="2" draw:end-shape="id32" draw:end-glue-point="0" svg:d="m6563 2056 6 223"><text:p/></draw:connector><draw:connector draw:style-name="gr14" draw:text-style-name="P60" draw:type="line" svg:x1="2.0083in" svg:y1="4.6669in" svg:x2="3.6043in" svg:y2="4.6654in" draw:start-shape="id33" draw:start-glue-point="1" draw:end-shape="id31" draw:end-glue-point="3" svg:d="m2892 1852 2298-2"><text:p/></draw:connector><draw:frame draw:style-name="gr22" draw:text-style-name="P67" svg:width="0.1268in" svg:height="0.3677in" svg:x="2.7516in" svg:y="4.6638in"><draw:text-box><text:p text:style-name="P64"><text:span text:style-name="T26">☇</text:span></text:p></draw:text-box></draw:frame><draw:frame draw:style-name="gr15" draw:text-style-name="P63" draw:id="id34" svg:width="1.8134in" svg:height="0.287in" svg:x="0.178in" svg:y="5.4063in"><draw:text-box><text:p text:style-name="P58"><text:span text:style-name="T23">Make useful suggestions</text:span></text:p></draw:text-box></draw:frame><draw:frame draw:style-name="gr15" draw:text-style-name="P63" draw:id="id17" svg:width="0.8969in" svg:height="0.287in" svg:x="4.1299in" svg:y="5.4063in"><draw:text-box><text:p text:style-name="P58"><text:span text:style-name="T23">Read code</text:span></text:p></draw:text-box></draw:frame><draw:frame draw:style-name="gr15" draw:text-style-name="P63" draw:id="id18" svg:width="1.4803in" svg:height="0.287in" svg:x="3.8283in" svg:y="5.8472in"><draw:text-box><text:p text:style-name="P58"><text:span text:style-name="T23">Record suggestions</text:span></text:p></draw:text-box></draw:frame><draw:frame draw:style-name="gr15" draw:text-style-name="P63" draw:id="id19" svg:width="1.9177in" svg:height="0.4748in" svg:x="3.6008in" svg:y="6.2882in"><draw:text-box><text:p text:style-name="P58"><text:span text:style-name="T23">Communicate suggestions</text:span><text:span text:style-name="T23"><text:line-break/></text:span><text:span text:style-name="T23">to author</text:span></text:p></draw:text-box></draw:frame><draw:connector draw:style-name="gr14" draw:text-style-name="P60" draw:type="line" svg:x1="1.9909in" svg:y1="5.5492in" svg:x2="4.1299in" svg:y2="5.5492in" draw:start-shape="id34" draw:start-glue-point="1" draw:end-shape="id17" draw:end-glue-point="3" svg:d="m2867 3122h3080"><text:p/></draw:connector><draw:frame draw:style-name="gr18" draw:text-style-name="P67" svg:width="0.3031in" svg:height="0.2512in" svg:x="4.5772in" svg:y="5.6453in"><draw:text-box><text:p text:style-name="P64"><text:span text:style-name="T26">☇</text:span></text:p></draw:text-box></draw:frame><draw:frame draw:style-name="gr23" draw:text-style-name="P67" svg:width="0.2268in" svg:height="0.2512in" svg:x="4.5772in" svg:y="6.0862in"><draw:text-box><text:p text:style-name="P64"><text:span text:style-name="T26">☇</text:span></text:p></draw:text-box></draw:frame></draw:g></text:p>
          <text:p text:style-name="Figure">Figure <text:sequence text:ref-name="refFigure2" text:name="Figure" text:formula="ooow:Figure+1" style:num-format="1">4</text:sequence>: Code review goals and actions</text:p>
        </draw:text-box>
      </draw:frame>
      <draw:frame draw:style-name="fr2" draw:name="Frame1" text:anchor-type="page" text:anchor-page-number="51" svg:width="6in" style:rel-width="100%" draw:z-index="6">
        <draw:text-box fo:min-height="0.2in">
          <text:p text:style-name="P10"><draw:g text:anchor-type="as-char" draw:z-index="7" draw:style-name="gr9"><draw:frame draw:style-name="gr24" draw:text-style-name="P59" svg:width="1.6512in" svg:height="0.9106in" svg:x="1.4472in" svg:y="0in"><draw:text-box><text:p text:style-name="P58"><text:span text:style-name="T20">Code under review,</text:span><text:span text:style-name="T20"><text:line-break/></text:span><text:span text:style-name="T20">supporting material,</text:span><text:span text:style-name="T20"><text:line-break/></text:span><text:span text:style-name="T20">IDEs, diff tools, SCM,</text:span><text:span text:style-name="T20"><text:line-break/></text:span><text:span text:style-name="T20">code review tool</text:span></text:p></draw:text-box></draw:frame><draw:custom-shape draw:style-name="gr25" draw:text-style-name="P60" draw:id="id38"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60" draw:id="id39"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60" draw:id="id37"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4" draw:text-style-name="P59" svg:width="1.1406in" svg:height="0.5358in" svg:x="1.7028in" svg:y="2.4028in"><draw:text-box><text:p text:style-name="P58"><text:span text:style-name="T20">QE, managers,</text:span><text:span text:style-name="T20"><text:line-break/></text:span><text:span text:style-name="T20">developers</text:span></text:p></draw:text-box></draw:frame><draw:frame draw:style-name="gr24" draw:text-style-name="P59" svg:width="1.4843in" svg:height="0.9106in" svg:x="3.0311in" svg:y="2.4in"><draw:text-box><text:p text:style-name="P58"><text:span text:style-name="T20">Who reviews,</text:span><text:span text:style-name="T20"><text:line-break/></text:span><text:span text:style-name="T20">review follow-up,</text:span></text:p><text:p text:style-name="P58"><text:span text:style-name="T20">asynchronous/</text:span><text:span text:style-name="T20"><text:line-break/></text:span><text:span text:style-name="T20">synchronous review</text:span></text:p></draw:text-box></draw:frame><draw:frame draw:style-name="gr24" draw:text-style-name="P59" svg:width="1.5469in" svg:height="0.9106in" svg:x="0in" svg:y="2.4in"><draw:text-box><text:p text:style-name="P58"><text:span text:style-name="T20">When to review,</text:span><text:span text:style-name="T20"><text:line-break/></text:span><text:span text:style-name="T20">how much to review,</text:span><text:span text:style-name="T20"><text:line-break/></text:span><text:span text:style-name="T20">standards &amp;</text:span><text:span text:style-name="T20"><text:line-break/></text:span><text:span text:style-name="T20">guidelines</text:span></text:p></draw:text-box></draw:frame><draw:frame draw:style-name="gr26" draw:text-style-name="P69" svg:width="1.4114in" svg:height="0.348in" svg:x="0.1055in" svg:y="1.4819in"><draw:text-box><text:p text:style-name="P68"><text:span text:style-name="T20">Authors, reviewers</text:span></text:p></draw:text-box></draw:frame><draw:frame draw:style-name="gr27" draw:text-style-name="P59" draw:id="id35" svg:width="1.2067in" svg:height="0.5358in" svg:x="3.0291in" svg:y="1.3874in"><draw:text-box><text:p text:style-name="P58"><text:span text:style-name="T20">Development</text:span><text:span text:style-name="T20"><text:line-break/></text:span><text:span text:style-name="T20">project</text:span></text:p></draw:text-box></draw:frame><draw:frame draw:style-name="gr28" draw:text-style-name="P59" draw:id="id36" svg:width="1.3386in" svg:height="0.5358in" svg:x="4.5382in" svg:y="1.3874in"><draw:text-box><text:p text:style-name="P58"><text:span text:style-name="T20">Quality code,</text:span></text:p><text:p text:style-name="P58"><text:span text:style-name="T20">skilled developers</text:span></text:p></draw:text-box></draw:frame><draw:connector draw:style-name="gr29" draw:text-style-name="P60" draw:type="line" svg:x1="4.2354in" svg:y1="1.6551in" svg:x2="4.5382in" svg:y2="1.6551in" draw:start-shape="id35" draw:start-glue-point="1" draw:end-shape="id36" draw:end-glue-point="3" svg:d="m6099-1h436"><text:p/></draw:connector><draw:connector draw:style-name="gr30" draw:text-style-name="P60" draw:type="line" svg:x1="3.0236in" svg:y1="1.6555in" svg:x2="0.7728in" svg:y2="2.4055in" draw:start-shape="id37" draw:start-glue-point="8" draw:end-shape="id38" draw:end-glue-point="6" svg:d="m4354 0-3241 1080"><text:p/></draw:connector><draw:connector draw:style-name="gr30" draw:text-style-name="P60" draw:type="line" svg:x1="1.5236in" svg:y1="1.6555in" svg:x2="3.7728in" svg:y2="2.4055in" draw:start-shape="id37" draw:start-glue-point="6" draw:end-shape="id39" draw:end-glue-point="8" svg:d="m2194 0 3239 1080"><text:p/></draw:connector><draw:connector draw:style-name="gr30" draw:text-style-name="P60" draw:type="line" svg:x1="2.2728in" svg:y1="2.4055in" svg:x2="2.2736in" svg:y2="0.9059in" draw:start-shape="id39" draw:start-glue-point="6" draw:end-shape="id37" draw:end-glue-point="4" svg:d="m3273 1080 1-2160"><text:p/></draw:connector></draw:g></text:p>
          <text:p text:style-name="Figure">Figure <text:sequence text:ref-name="refFigure3" text:name="Figure" text:formula="ooow:Figure+1" style:num-format="1">3</text:sequence>: A code review activity system</text:p>
        </draw:text-box>
      </draw:frame>
      <text:p text:style-name="P29">Interaction Design and Activity Theory: Designing for Social Code Review</text:p>
      <text:p text:style-name="P14">by</text:p>
      <text:p text:style-name="P3">Randy Souza</text:p>
      <text:p text:style-name="P3">Month 2010</text:p>
      <text:p text:style-name="P14">Presented to the</text:p>
      <text:p text:style-name="P3">School of Information Arts and Technologies</text:p>
      <text:p text:style-name="P3">University of Baltimore</text:p>
      <text:p text:style-name="P14">In Partial Fulfillment</text:p>
      <text:p text:style-name="P3">of the Requirements for the Degree</text:p>
      <text:p text:style-name="P3">Master of Science</text:p>
      <text:p text:style-name="P14">Approved by:<text:tab/><text:span text:style-name="T4"><text:tab/><text:tab/><text:tab/><text:tab/><text:tab/><text:tab/></text:span></text:p>
      <text:p text:style-name="P6"><text:tab/><text:tab/>Kathryn Summers, IDIA Program Director</text:p>
      <text:p text:style-name="P30">Abstract</text:p>
      <text:p text:style-name="P7">TBD.</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25">Introduction<text:tab/>1</text:p>
          <text:p text:style-name="P25">Literature Review<text:tab/>2</text:p>
          <text:p text:style-name="P26">Software Inspection<text:tab/>2</text:p>
          <text:p text:style-name="P27">Benefits of code review.<text:tab/>3</text:p>
          <text:p text:style-name="P27">Limitations of code review.<text:tab/>6</text:p>
          <text:p text:style-name="P27">Evolution of the code review process.<text:tab/>7</text:p>
          <text:p text:style-name="P27">The impact of developer skill on code review.<text:tab/>11</text:p>
          <text:p text:style-name="P27">Code reading techniques.<text:tab/>13</text:p>
          <text:p text:style-name="P27">Code review tools.<text:tab/>17</text:p>
          <text:p text:style-name="P27">Summary.<text:tab/>22</text:p>
          <text:p text:style-name="P26">Human-Computer Interaction and the Challenge of Context<text:tab/>22</text:p>
          <text:p text:style-name="P27">From human factors to human actors.<text:tab/>23</text:p>
          <text:p text:style-name="P27">From usability to user experience.<text:tab/>24</text:p>
          <text:p text:style-name="P27">From human-centered design to activity-centered design.<text:tab/>26</text:p>
          <text:p text:style-name="P26">Activity Theory and Interaction Design<text:tab/>26</text:p>
          <text:p text:style-name="P27">Principles of activity theory.<text:tab/>27</text:p>
          <text:p text:style-name="P27">Collective activity and activity systems.<text:tab/>32</text:p>
          <text:p text:style-name="P27">The role of theory in interaction design.<text:tab/>33</text:p>
          <text:p text:style-name="P27">HCI applications of activity theory.<text:tab/>35</text:p>
          <text:p text:style-name="P27">Reevaluation of code review research in an activity theory context.<text:tab/>39</text:p>
          <text:p text:style-name="P27">Summary.<text:tab/>42</text:p>
          <text:p text:style-name="P25">Research Project<text:tab/>43</text:p>
          <text:p text:style-name="P26">Background<text:tab/>43</text:p>
          <text:p text:style-name="P27">Setting.<text:tab/>43</text:p>
          <text:p text:style-name="P26">Design Research<text:tab/>44</text:p>
          <text:p text:style-name="P27">Methodology.<text:tab/>45</text:p>
          <text:p text:style-name="P27">Results.<text:tab/>47</text:p>
          <text:p text:style-name="P27">Implications.<text:tab/>56</text:p>
          <text:p text:style-name="P26">Interaction Design<text:tab/>56</text:p>
          <text:p text:style-name="P27">Diffs.<text:tab/>56</text:p>
          <text:p text:style-name="P27">Chat.<text:tab/>56</text:p>
          <text:p text:style-name="P27">SCM integration.<text:tab/>56</text:p>
          <text:p text:style-name="P26">Implementation.<text:tab/>56</text:p>
          <text:p text:style-name="P27">Architecture.<text:tab/>56</text:p>
          <text:p text:style-name="P26">Discussion<text:tab/>56</text:p>
          <text:p text:style-name="P25">References<text:tab/>57</text:p>
          <text:p text:style-name="P25">Appendix 1: The activity checklist (design version)<text:tab/>68</text:p>
          <text:p text:style-name="P25">Appendix 2: Interview guide<text:tab/>70</text:p>
        </text:index-body>
      </text:table-of-content>
      <text:p text:style-name="P7"/>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7">Table of Figures</text:p>
          </text:index-title>
          <text:p text:style-name="P28">Figure 1: The hierarchical structure of activity<text:tab/>29</text:p>
          <text:p text:style-name="P28">Figure 2: Engeström’s model of the activity system<text:tab/>32</text:p>
          <text:p text:style-name="P28">Figure 3: A code review activity system<text:tab/>47</text:p>
          <text:p text:style-name="P28">Figure 4: Code review goals and actions<text:tab/>49</text:p>
        </text:index-body>
      </text:table-index>
      <text:p text:style-name="P7"/>
      <text:h text:style-name="P49" text:outline-level="1">Introduction</text:h>
      <text:p text:style-name="Text_20_body">This project explores activity theory-based interaction design of a code review tool. The purpose of this experiment was two-fold: to gain insight into the value of activity theory as a theoretical framework for interaction design, and to understand the practice of code review.</text:p>
      <text:p text:style-name="Text_20_body">Activity theory is proposed as a theoretical framework for interaction design, and, in the literature review, used to analyze code review research. Activity theory is then applied to design a Web-based code review tool inside a medium-sized software company.</text:p>
      <text:h text:style-name="P50" text:outline-level="1">Literature Review</text:h>
      <text:p text:style-name="Text_20_body">This project describes the interaction design of a code review tool. I begin with a literature review surveying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9">, </text:span><text:span text:style-name="T6">efficient</text:span><text:span text:style-name="T9">, and </text:span><text:span text:style-name="T6">economical</text:span><text:span text:style-name="T9">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9">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9">Rombach et al. (2008) reported that inspections were characteristic of successful software organizations, which mandated code review, used well-defined review </text:span><text:soft-page-break/><text:span text:style-name="T9">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text:soft-page-break/>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9">Turner, Quintana-Castillo, P</text:span><text:span text:style-name="T2">é</text:span><text:span text:style-name="T9">rez-Qui</text:span><text:span text:style-name="T2">ñ</text:span><text:span text:style-name="T9">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55" text:outline-level="3"><text:soft-page-break/>Limitations of code review.</text:h>
      <text:p text:style-name="P21">Despite near-universal acknowledgment that code review is valuable, development teams reported obstacles that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9">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oft-page-break/><text:span text:style-name="T9">reviews, Iisakka and Tervonen (2001) described social loafing in industry: Frustration felt by code authors when reviewers did not prepare adequately and by reviewers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465500060" text:style-name="L1">
        <text:list-item>
          <text:p text:style-name="P44">Integration of inspection and development processes to connect reviews with day-to-day work;</text:p>
        </text:list-item>
        <text:list-item>
          <text:p text:style-name="P44">Asynchronous review in place of formal meetings to reduce waste associated with meetings and allow more frequent reviews;</text:p>
        </text:list-item>
        <text:list-item>
          <text:p text:style-name="P44">Emphasizing learning over defect detection to build programmer skills and preclude repeat defects;</text:p>
        </text:list-item>
        <text:list-item>
          <text:p text:style-name="P44">Creation of organization-wide review knowledge bases to streamline inspection;</text:p>
        </text:list-item>
        <text:list-item>
          <text:p text:style-name="P44">Outsourcing review to consultants who teach the development team best practices;</text:p>
        </text:list-item>
        <text:list-item>
          <text:p text:style-name="P44">Computer mediation to reduce overhead and support analysis and reflection;</text:p>
        </text:list-item>
        <text:list-item>
          <text:p text:style-name="P44">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text:soft-page-break/>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871191659" text:continue-list="list1465500060" text:style-name="L1">
        <text:list-item text:start-value="1">
          <text:p text:style-name="P44">During the <text:span text:style-name="T6">planning</text:span> stage the code author collected the material to be reviewed, ensured that the material was ready to inspect, selected participants, and determined a location and time for the review (Fagan, 1976).</text:p>
        </text:list-item>
        <text:list-item>
          <text:p text:style-name="P44">In the <text:span text:style-name="T6">overview</text:span> stage the author assigned roles, shared the goals of the inspection, and identified the portions of the material under review (Fagan, 1976).</text:p>
        </text:list-item>
        <text:list-item>
          <text:p text:style-name="P44">During the <text:span text:style-name="T6">preparation</text:span> stage reviewers read the material to become familiar with the code, but were discouraged from looking for defects (Fagan, 1976).</text:p>
        </text:list-item>
        <text:list-item>
          <text:p text:style-name="P44">During the <text:span text:style-name="T6">inspection</text:span> stage the team held a face-to-face meeting to step through the code, identify defects, and classify defects by type and severity (Fagan, 1976). Fagan (1986) cautioned against determining solutions during this meeting.</text:p>
        </text:list-item>
        <text:list-item>
          <text:p text:style-name="P44">In the <text:span text:style-name="T6">rework</text:span> stage, the code author evaluated the list of defects and made repairs (Fagan, 1976).</text:p>
        </text:list-item>
        <text:list-item>
          <text:p text:style-name="P44">Finally, during the <text:span text:style-name="T6">follow up</text:span> stage, the author verified the rework with the original review team (Fagan, 1976).</text:p>
        </text:list-item>
      </text:list>
      <text:p text:style-name="P8">Subsequent research on the code review process included most or all of Fagan’s stages, <text:soft-page-break/>but generalized them into <text:span text:style-name="T6">preparation</text:span><text:span text:style-name="T9"> (Fagan’s planning through preparation stages)</text:span>, <text:span text:style-name="T6">collection </text:span><text:span text:style-name="T9">(Fagan’s inspection stage)</text:span>, and <text:span text:style-name="T6">repair</text:span> (Fagan’s rework and follow up stages) (Porter, Siy, Mockus, &amp; Votta, 1998). <text:span text:style-name="T9">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9"> </text:span>Fagan (1986) called the moderator the most critical role, and characterized the ideal moderator as a player-coach throughout the inspection process. <text:soft-page-break/>Mäntylä and Lassenius (2009) reported that certain classes of errors were only found by experienced reviewers. <text:span text:style-name="T9">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1">Sauer, Ross, Land, and Yetton (2000) applied the behavioral theory of group 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9">Perpich, Perry, Porter, Votta, and Wade (1997) also recommended asynchronous reviews to ameliorate schedule bottlenecks, which were found to be worse in large teams and </text:span><text:soft-page-break/><text:span text:style-name="T9">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5" text:outline-level="3">The impact of developer skill on code review.</text:h>
      <text:p text:style-name="Text_20_body"><text:span text:style-name="T9">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oft-page-break/><text:span text:style-name="T9">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21">Despite the rich collection of literature studying code review, sociological aspects such as programmer learning and development have received little attention (Iisakka &amp; Tervonen, 2001). According to Kelly and Shepard (2002), “observations suggest that the success of inspections, both traditional and non-traditional, is influenced strongly by soft issues” (p. 7). In an investigation of qualitative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958430265" text:style-name="L2">
        <text:list-item>
          <text:p text:style-name="P45">Specify the goals of the inspection, defining terms and indicating what is being reviewed and what type of feedback is desired.</text:p>
        </text:list-item>
        <text:list-item>
          <text:p text:style-name="P45">Identify tradeoffs in reviewer skills, such as domain expertise versus implementation language expertise.</text:p>
        </text:list-item>
        <text:list-item>
          <text:p text:style-name="P45"><text:soft-page-break/>Clean up the product to be inspected. Automated tools may fix style issues that can distract reviewers from functional defects.</text:p>
        </text:list-item>
        <text:list-item>
          <text:p text:style-name="P45">Use a structured inspection technique.</text:p>
        </text:list-item>
        <text:list-item>
          <text:p text:style-name="P45">Build a process based on inspections. The infrastructure available must identify goals, timing, and participants for an inspection.</text:p>
        </text:list-item>
        <text:list-item>
          <text:p text:style-name="P45">Give inspectors responsibility and authority. Make the author available to reviewers. Divide code among reviewers to foster a sense of ownership.</text:p>
        </text:list-item>
        <text:list-item>
          <text:p text:style-name="P45">Ensure that inspectors have the time to inspect. Schedules must accommodate inspections.</text:p>
        </text:list-item>
        <text:list-item>
          <text:p text:style-name="P45">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9">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text:span><text:soft-page-break/><text:span text:style-name="T9">well-defined reading technique.</text:span></text:p>
      <text:p text:style-name="P21">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2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text:soft-page-break/>checklists lacked adequate context, as they could only be based on past projects and could not help programmers understand current code.</text:p>
      <text:p text:style-name="P2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1">Scenario-based reading was introduced as a meta-technique that applied different reading techniques to different project scenarios (Basili, 1997). A reading technique could be selected by assessing the project across dimensions including:</text:p>
      <text:list xml:id="list1501669134" text:style-name="L3">
        <text:list-item>
          <text:p text:style-name="P46">The goals of the review, for example, to find bugs, to understand performance, or to evaluate maintainability;</text:p>
        </text:list-item>
        <text:list-item>
          <text:p text:style-name="P46">The context of the review, for example, the project phase or the availability of certain inspectors;</text:p>
        </text:list-item>
        <text:list-item>
          <text:p text:style-name="P46">The type of input under review, for example, code, requirements, or tests;</text:p>
        </text:list-item>
        <text:list-item>
          <text:p text:style-name="P46">The type of output desired;</text:p>
        </text:list-item>
        <text:list-item>
          <text:p text:style-name="P46">The degree of rigor required;</text:p>
        </text:list-item>
        <text:list-item>
          <text:p text:style-name="P46"><text:soft-page-break/>The perspective of the reviewer;</text:p>
        </text:list-item>
        <text:list-item>
          <text:p text:style-name="P46">Qualities of the product, for example, the age of the code or level of test coverage;</text:p>
        </text:list-item>
        <text:list-item>
          <text:p text:style-name="P46">Qualities of the overall process, such as reviewer training (Basili, 1997).</text:p>
        </text:list-item>
      </text:list>
      <text:p text:style-name="P2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21">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text:soft-page-break/>inspection of the same documents. For code review, checklist-based reading found more low-level defects than usage-based reading, in part because checklists worked at a low level of abstraction (Deimel, 1985; Thelin, Runeson, &amp; Wohlin, 2003).</text:p>
      <text:p text:style-name="P2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55" text:outline-level="3">Code review tools.</text:h>
      <text:p text:style-name="P2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1">ICICLE (Intelligent Code Inspection Environment in a C Language Environment) used groupware technology to enhance defect collection and review meetings in a process following Fagan’s (1976) guidelines (Brothers, Sembugamoorthy, &amp; Muller, 1990). <text:soft-page-break/>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2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9">Perpich, Perry, Porter, Votta, and Wade (1997) studied use of an intranet to support asynchronous code review. The tool centered on two types of artifact: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oft-page-break/><text:span text:style-name="T9">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9">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ough this feature was found to be cumbersome and unnecessary (Stein, Riedl, Harner, &amp; Mashayekhi, 1997). Stein, Riedl, Harner, and Mashayekhi (1997) found that the extended time frame provided by AISA reviews led to </text:span><text:soft-page-break/><text:span text:style-name="T9">deeper comments between participants, including rebuttals, examples, and citations.</text:span></text:p>
      <text:p text:style-name="P21">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at assessed ease of use and usefulness; reviewers found WIPS easy to use and preferable to paper forms.</text:p>
      <text:p text:style-name="P2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1">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text:soft-page-break/>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visualizations to defect lists generated by human code reviews, they also did not provide any evidence that this would be challenging.</text:p>
      <text:p text:style-name="P21">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955403740" text:continue-numbering="true" text:style-name="L3">
        <text:list-item>
          <text:p text:style-name="P46">Inspection of multiple <text:span text:style-name="T6">artifact </text:span>formats,<text:span text:style-name="T6"> </text:span>including text and graphics, stored in <text:soft-page-break/>multiple repository types, including file systems and source code control;</text:p>
        </text:list-item>
        <text:list-item>
          <text:p text:style-name="P46">Asynchronous or synchronous <text:span text:style-name="T6">process</text:span>, including integration with project management tools;</text:p>
        </text:list-item>
        <text:list-item>
          <text:p text:style-name="P46">Multifaceted <text:span text:style-name="T6">results</text:span>, including the severity, type, and resolution of defects (Hedberg, 2004).</text:p>
        </text:list-item>
      </text:list>
      <text:h text:style-name="P55" text:outline-level="3">Summary.</text:h>
      <text:p text:style-name="P2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6" text:outline-level="2">Human-Computer Interaction and the Challenge of Context</text:h>
      <text:p text:style-name="P21">Exploration of social, behavioral, and contextual issues in technology design is an ongoing theme in human-computer interaction (HCI) research. HCI research engaging the challenge of context in technology design and use emerged in three cycles: From <text:soft-page-break/>human factors to human actors, from usability to user experience, and from user-centered design to activity-centered design.</text:p>
      <text:h text:style-name="P55" text:outline-level="3">From human factors to human actors.</text:h>
      <text:p text:style-name="P21">This section takes its title from Bannon’s (1991) widely-cited article, which criticized the then-dominant information processing model of HCI. HCI research evolved 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2">Bannon (1991) argued that the information processing model of HCI had not <text:soft-page-break/>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22">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5" text:outline-level="3">From usability to user experience.</text:h>
      <text:p text:style-name="Text_20_body"><text:span text:style-name="T9">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oft-page-break/><text:span text:style-name="T9">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created design tools like contextual inquiry and user models (Carroll, 1997).</text:span></text:p>
      <text:p text:style-name="P21">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1">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5" text:outline-level="3"><text:soft-page-break/>From human-centered design to activity-centered design.</text:h>
      <text:p text:style-name="P21">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6" text:outline-level="2">Activity Theory and Interaction Design</text:h>
      <text:p text:style-name="P21">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1">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text:soft-page-break/>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9">Activity theorists applied the concept of human activity as the theory’s central explanatory idea (Engestr</text:span><text:span text:style-name="T2">ö</text:span><text:span text:style-name="T9">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oft-page-break/><text:span text:style-name="T9">be understood only by tracing its origination in these involvements and practices” (p. 74).</text:span></text:p>
      <text:p text:style-name="Text_20_body"><text:span text:style-name="T9">At the intrapersonal level, activity theory dealt with the relationship between subject (a human being) and object (Vygotsky, 1978). Object has been a challenging concept for activity theorists to explain and apply (Miettinen, 2005; Stetsenko, 2005). </text:span><text:span text:style-name="T9">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9">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text:span><text:soft-page-break/><text:span text:style-name="T9">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9">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oft-page-break/><text:span text:style-name="T9">(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1">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9">The creators of activity theory used the concepts of internationalization and externalization of activity to describe human development (Kaptelinin &amp; Nardi, 2006). Transformations between levels of activity represented one type of development </text:span><text:soft-page-break/><text:span text:style-name="T9">(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and finally was able to perform the activity individually. B</text:span><text:span text:style-name="T2">é</text:span><text:span text:style-name="T9">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9">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1">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P55" text:outline-level="3"><text:soft-page-break/>Collective activity and activity systems.</text:h>
      <text:p text:style-name="P21">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3">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8"><text:span text:style-name="T9">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oft-page-break/><text:span text:style-name="T9">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the software code itself.</text:span></text:p>
      <text:h text:style-name="P55" text:outline-level="3">The role of theory in interaction design.</text:h>
      <text:p text:style-name="P21">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text:soft-page-break/>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p>
      <text:p text:style-name="P21">Halverson (2002) described four roles that theory may play in HCI research:</text:p>
      <text:list xml:id="list1802760177" text:continue-numbering="true" text:style-name="L3">
        <text:list-item>
          <text:p text:style-name="P47"><text:span text:style-name="T9">In an </text:span><text:span text:style-name="T6">applicable</text:span><text:span text:style-name="T9"> role theory informs and guides design decisions;</text:span></text:p>
        </text:list-item>
        <text:list-item>
          <text:p text:style-name="P47"><text:span text:style-name="T9">In an </text:span><text:span text:style-name="T6">inferential</text:span><text:span text:style-name="T9"> role theory helps make inferences and predictions;</text:span></text:p>
        </text:list-item>
        <text:list-item>
          <text:p text:style-name="P47"><text:span text:style-name="T9">In a </text:span><text:span text:style-name="T6">rhetorical </text:span><text:span text:style-name="T9">role theory provides a structure for naming things and mapping names to the real word;</text:span></text:p>
        </text:list-item>
        <text:list-item>
          <text:p text:style-name="P47"><text:span text:style-name="T9">In a </text:span><text:span text:style-name="T6">descriptive</text:span><text:span text:style-name="T9"> role theory provides a conceptual framework for describing and making sense of the world.</text:span></text:p>
          <text:p text:style-name="P48">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 new approach to design based upon a shift in designers’ theoretical bias from people to <text:soft-page-break/>activities.</text:p>
        </text:list-item>
      </text:list>
      <text:h text:style-name="P55" text:outline-level="3">HCI applications of activity theory.</text:h>
      <text:p text:style-name="Text_20_body"><text:span text:style-name="T9">Kuutti (1996) explored contributions that activity theory could make to HCI. First, activity theory showed that supporting work practices was more important than improving usability—people would adapt to bad UI design but would reject applications that did not allow them to satisfy their goals and motives (Kuutti, 1996). This argument was reiterated by Norman (2006), who tweaked his own epigraph from </text:span><text:span text:style-name="T6">Things that Make Us Smart</text:span><text:span text:style-name="T9"> (</text:span><text:span text:style-name="T6">“</text:span><text:span text:style-name="T9">People Propose, Science Studies, Technology Conforms”, Norman, 1993, p.253)–stating “[n]one of this tools adapt to the people nonsense—people adapt to the tools” (p.15). Kuutti (1996) suggested that activity theory provided ways to understand activity at technical, conceptual, and contextual levels, a social context for understanding HCI beyond individuals, and a perspective that incorporated change and development over time.</text:span></text:p>
      <text:p text:style-name="P21">Quek and Shah (2004) surveyed five activity-theory-based information system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to structure research results, primarily Engeström’s model of the activity system (Quek &amp; Shah, 2004). Quek and Shah (2004) criticized the research for failing to apply all of the principles of activity theory, and for providing minimal validation of the development methodologies.</text:p>
      <text:p text:style-name="P21"><text:soft-page-break/>In Wilson’s (2006) review of information systems studies and implementations, activity theory provided a deep understanding of the information needs and uses driving development projects. Kaptelinin, Nardi, and Macaulay (1999) stated “[w]e see [activity theory’s] main potential in supporting 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9">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oft-page-break/><text:span text:style-name="T9">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p. 28).</text:span></text:p>
      <text:p text:style-name="P21">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9">B</text:span><text:span text:style-name="T2">æ</text:span><text:span text:style-name="T9">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9">rentsen and Trettvik (2002) contended that these misunderstandings came from a conceptual framework that separated cognition from the physical and social world—in Gibson’s </text:span><text:soft-page-break/><text:span text:style-name="T9">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ext:soft-page-break/>(Turner, Turner, &amp; Horton, 1999).</text:p>
      <text:p text:style-name="Text_20_body">Bødker (1996) also used activity theory to analyze video research data, focusing on focus shifts and breakdowns. Bødker (1996) identified focus shifts as a visible change 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text:soft-page-break/>organizations, including code review teams, project teams, development departments, and corporations. A central concern of activity theory is linking individual activity with social structure through the idea of activity (Engeström, 1999). Activity theory values historicity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text:soft-page-break/>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text:soft-page-break/>Vygotsky (1978) developed the zone of proximal development to help explain the social nature of learning and development. A person inside the zone of proximal development learns more quickly by using other people as sources of knowledge (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Heading_20_3" text:outline-level="3">Summary.</text:h>
      <text:p text:style-name="Text_20_body">Summary.</text:p>
      <text:h text:style-name="P51" text:outline-level="1">Research Project</text:h>
      <text:h text:style-name="Heading_20_2" text:outline-level="2">Background</text:h>
      <text:p text:style-name="Text_20_body">The literature reviewed above suggests that code review is a highly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n an ongoing subject of HCI research. Activity theory has potential as an orienting theory for HCI design. The central principles of activity theory have been applied as evaluation tools and as a framework for requirements analysis. Few studies apply activity theory later in the interaction design process, as requirements a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house bug tracking system, and a commercial source code control system. Developers use a heterogeneous collection of development environments.</text:p>
      <text:p text:style-name="Text_20_body">Code review is only mandatory for bug fixes made in the period between code freeze and a release of new software. In these cases, developers must have another developer certify that the code was reviewed by adding an annotation to the relevant bug report. The development organization has not adopted any processes or tools for software inspection, however, in 2008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8 and 2010. The original developers make occasional bug fixes and enhancements. The presence of this tool, created and maintained in the margins of “real” work, suggests contradictions within code review activity in this organization.</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were helped to derive models of code review activity systems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project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basic master/apprentice model, with the researcher acting as an apprentice to the interview participant (Beyer &amp; Holtzblatt, 1998). This shares a conceptual foundation with ethnomethodology, which suggests that social order is an ongoing creation of all the participants in an activity, so investigators should employ the same sense-making actions as research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text:soft-page-break/>Direct observation of real work allows researchers to identify unconscious operations associated with their actions, and removes the burden on the interviewee to try to remember all 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ould share hypotheses about the facts with participants and incorporate corrections or elaborations by the interviewee (Beyer &amp; Holtzblatt, 1998). Finally, the principle of focus encourages the interviewer to define a point-of-view, set deliberate goals for the interview, and enter an interview assuming that everything the participant does will be unique (Beyer &amp; Holtzblatt, 1998).</text:p>
      <text:p text:style-name="Text_20_body">Kaptelinin, Nardi, and Macaulay’s (1999) activity checklist was used to structure analysis of contextual interview data. The activity checklist was designed to complement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s, one for evaluation of existing systems and one for design of new systems. The design version of the checklist was used in this project and is included as <text:soft-page-break/>Appendix 1. Each version of the checklist provides a set of contextual factors grouped into activity-theoretic “perspectives” of means/ends, environment, learning/cognition/articulation, and development (Kaptelinin, Nardi, &amp; Macaulay, 1999). 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on seven distinct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text:soft-page-break/>Analysis of the interviews revealed a collective activity system surrounding code review (Figure 3). The subject is a group of collaborating developers who act alternatively as code review authors or reviewers. The cooperative object of their activity is an evolving software system. Broader activity oriented at the same software system may include creating new enhancements or maintaining and fixing existing code. The projected outcomes suggests that code review activity in this department is polymotivated. Most developers were motivated by improving software quality: “the point is that everyone is trying to make the system better.” This objective has value over time. A participant expressed that “part of efficiency is getting it right, and we <text:span text:style-name="T6">always </text:span><text:span text:style-name="T9">find something not right in a code review. Even if it only improves marginally, that reduces your technical debt.” Echoing conclusions drawn by Johnson (1998), Trytten (2005), and Tyran and George (2002), multiple participants were motivated by the learning opportunities presented during code review. A participant 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9">Activity theory suggests that activity may be analyzed at the level of actions—conscious, goal-directed hierarchies of processes that are enacted to achieve the object </text:span><text:soft-page-break/><text:span text:style-name="T9">(Kaptelinin &amp; Nardi, 2006). Code review in the department studied is summarized as sequences of actions in Figure 4. Lightning symbols </text:span><text:span text:style-name="T10">(☇) </text:span><text:span text:style-name="T9">in Figure 4 represent contradictions identified by interviewees. Code review authors expressed tension between recruiting the most qualified reviewers versus reviewers who were immediately available. </text:span><text:soft-page-break/><text:span text:style-name="T9">Many teams used “over-the-shoulder” reviews, calling in a fellow developer as needed. This breaks down when a reviewer is busy or out of the office. A participant reported difficulty using the Web-based asynchronous 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1">Asynchronous review introduced unique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9">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text:soft-page-break/>most practical approach because team members were likely to be nearby and familiar with the components under review. Team-based review also supported development of 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based on experiences at other firms. For example, one participant said “Our team’s code review can be too informal, compared with other places I’ve worked. What we do is closer to pair programming, fix-as-you-go type review.” Others disagreed: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text:soft-page-break/>control without being controlled.” This tension over formality was reflected in other rules that mediated code review activity.</text:p>
      <text:p text:style-name="Text_20_body">Some participants valued rules enforced by coding standards. However, the standards documents that were used tended to be informally maintained by individual teams to enforce naming and formatting conventions. Rules about when to review code also varied from participant to participant. One developer reviewed his code before any commit to source code control, but admit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between actions conducted by the author, actions conducted by the reviewer, and actions conducted between authors and reviewers. Seniority and experience <text:s/>imbalances sometimes caused contradictions in this division of labor. One participant stated “Code review can look threatening at first, having three <text:soft-page-break/>other developers look at your work tends to feel personal. But developers get more comfortable over time, they see that everyone goes through it, you just have to keep it professional.” Another participant preferred in-person reviews because “it feels more personal, I can defend myself, and provide the rationale behind a decision.”<text:span text:style-name="T9">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various manifestations of artifacts that mediated their code review activity. The code under review was the most visible artifact. Code is an abstract artifact, so participants used different representations in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to simply seeing if the code would execute properly. In some cases reviewing changes to the code focused the developer’s understanding of the system. A participant described this experience: “The act of code review can tell you a lot about the code. Is that necessary complexity or just failure to simplify?”</text:p>
      <text:p text:style-name="Text_20_body"><text:soft-page-break/>Supporting material, including unit tests, class diagrams, whiteboard sketches, and technical specifications, were mentioned as artifacts that support code review activity. Most reviewers wanted unit tests included in the code review, and considered it a breakdown when unit tests were missing. Some participants ran the unit tests to verify the code’s behavior, others read the tests in parallel with the code. One participant distributed a technical specification document with every code review, but most documents supporting reviews were created ad-hoc: “Sometimes, for larger ones, we create a design doc for the review, with the notable things on it. We track what will be deployed, lists of configuration changes, and code changes, anything we touched.”</text:p>
      <text:p text:style-name="Text_20_body">Code authors use tools to collect suggestions made by reviewers. Most interview participants took paper notes in face-to-face meetings or while reviewing feedback sent via email or through the asynchronous review tool. In reviews that used code printouts, authors added notes directly on the printouts. Follow-up on suggestions was uncommon, and informal. One participant described follow up as “the author’s responsibility, after they make a change they’ll get back together and go over how the change was implemented.” Most participants said that if follow-up was required the author would email around the new code, or a link to the change list in version control.</text:p>
      <text:p text:style-name="Text_20_body">The version control system (VCS) itself played an increasingly important role as a mediator of code review activity. A relatively new feature allowed programmers to check changed code into a staging area so that it could be seen by anyone but did not affect the main development branch. The VCS vendor implemented this feature specifically to help with code review. One participant commented that before this feature was available the VCS was a bottleneck to review, because an author had to commit changes to the main <text:soft-page-break/>development stream for reviewers to see code that was still volatile. Despite the perceived value, only two participants described actively using the new staging feature.</text:p>
      <text:p text:style-name="Text_20_body">The VCS tool has a diff tool that all participants used, and found highly valuable. One participant claimed that a good diff tool was the most important part of code review, because “the diff is the thing that <text:span text:style-name="T6">proves</text:span><text:span text:style-name="T9"> that only one thing changed.” In this instance, the diff tool served to keep the author from intentionally or accidentally making changes that were outside the scope of the review. The diff tool structured the review for some participants. The author and reviewer would open the diff tool, and use it to step through and analyze each change. In this case, the diff tool reshaped the participants’ view of the code under review, changing the perspective from files and classes to changed lines. However, the diff tool introduced some contradictions: One participant reported that the keyboard bindings in the diff tool were non-standard, making navigation challenging. In activity theoretic terms, this tool caused a normally unconscious operation, keystroke-based navigation, to become a conscious action.</text:span></text:p>
      <text:p text:style-name="Text_20_body"><text:span text:style-name="T9">Interactive development environments (IDEs) are important mediators of programmers’ work (Barthelmess &amp; Anderson, 2002). IDE features helped interview participants internalize the code reading process. Syntax highlighting simplified the process of understanding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text:span><text:soft-page-break/><text:span text:style-name="T9">very cramped, and the code in those fields are some of the hardest to get right, the ones we want to review the most. Once in a while we’ll copy the code into a text editor just to get the formatting useful.”</text:span></text:p>
      <text:h text:style-name="Heading_20_3" text:outline-level="3">Implications.</text:h>
      <text:p text:style-name="Text_20_body">Code review in the participants’ department is an informal and highly situated activity. Reviews are conducted differently depending on available reviewers, available time, the scope of changes in the code, and the author’s goals. Tools to help mediate this activity must accommodate these situational variables. Many code reviews take place informally within teams, in programmers’ offices. New tools should support this action by helping participants internalize routine operations and externalize both solutions to issues found in the code and ways of improving code review practice. Identifying reviewer. Across-the-hall reviews. Context: goals, guidelines, supporting artifacts. Perspectives. Notifications.</text:p>
      <text:p text:style-name="Text_20_body">Code review is heavily mediated. Collaborators. Identification of defects supported by complex activity system: other programmers, checklists. Identification of a defect must be transformed to an external representation. Diffs.</text:p>
      <text:p text:style-name="Text_20_body">Development. Support learning.</text:p>
      <text:h text:style-name="Heading_20_2" text:outline-level="2">Interaction Design</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text:soft-page-break/>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Development.</text:h>
      <text:p text:style-name="Text_20_body">Promote comment/snippet as good practice. Auto-link resources with types of files. Editable checklists.</text:p>
      <text:h text:style-name="Heading_20_2" text:outline-level="2">Implementation.</text:h>
      <text:h text:style-name="Heading_20_3" text:outline-level="3">Architecture.</text:h>
      <text:h text:style-name="Heading_20_2" text:outline-level="2">Discussion</text:h>
      <text:h text:style-name="P52" text:outline-level="1">References</text:h>
      <text:p text:style-name="Reference"><text:span text:style-name="T9">B</text:span><text:span text:style-name="T2">æ</text:span><text:span text:style-name="T9">rentsen, K. B., &amp; Trettvik, J. (2002). An activity theory approach to affordance. </text:span><text:span text:style-name="Emphasis">Proceedings of the second Nordic conference on Human-computer interaction</text:span><text:span text:style-name="T9"> (pp. 51-60). New York: ACM.</text:span></text:p>
      <text:p text:style-name="Reference"><text:span text:style-name="T9">Bakhurst, D. (2007). Vygotsky’s Demons. In H. Daniels, M. Cole, &amp; J. V. Wertsch (Eds.), </text:span><text:span text:style-name="T6">The Cambridge companion to Vygotsky</text:span><text:span text:style-name="T9"> (pp. 50-76). New York: Cambridge University Press.</text:span></text:p>
      <text:p text:style-name="Reference"><text:span text:style-name="T9">Bannon, L. J. (1991). From human factors to human actors: The role of psychology and human-computer interaction studies in systems design. In J. Greenbaum &amp; M. King (Eds.), </text:span><text:span text:style-name="T6">Design at work: Cooperative design of computer systems</text:span><text:span text:style-name="T9"> (pp. 25-44). Hillsdale, NJ: Erlbaum.</text:span></text:p>
      <text:p text:style-name="Reference"><text:span text:style-name="T9">Bardram, J. E. (1997). Plans as situated action: An activity theory approach to workflow systems. </text:span><text:span text:style-name="T6">Proceedings of the 5</text:span><text:span text:style-name="T14">th</text:span><text:span text:style-name="T6"> European Conference on Computer Supported Cooperative Work</text:span><text:span text:style-name="T9"> (pp. 17-32). Norwell, MA: Kluwer Academic Publishers.</text:span></text:p>
      <text:p text:style-name="P17">Barthelmess, P., &amp; Anderson, K. M. (2002). A view of software development environments based on activity theory. <text:span text:style-name="T6">Computer Supported Cooperative Work, 11</text:span>, 13-37.</text:p>
      <text:p text:style-name="Reference"><text:span text:style-name="T9">Basili, V. R. (1997). Evolving and packaging reading technologies. </text:span><text:span text:style-name="T6">Journal of Systems and Software, 38</text:span><text:span text:style-name="T9">, 3-12.</text:span></text:p>
      <text:p text:style-name="P16"><text:span text:style-name="T9">Basili, V. R., Green, S., Laitenberger, O., Lanubile, F., Shull, F., S</text:span><text:span text:style-name="T2">ø</text:span><text:span text:style-name="T9">rumgard, S., &amp; Zelkowitz, M. V. (1996). </text:span>The empirical investigation of perspective-based reading.<text:span text:style-name="T9"> </text:span><text:span text:style-name="T7">Empirical Software Engineering: An International Journal</text:span><text:span text:style-name="T6">, 1</text:span><text:span text:style-name="T9">, 133-164. </text:span></text:p>
      <text:p text:style-name="P16">Beck, K. (with Andres, C.). (2004). Extreme programming explained (2<text:span text:style-name="T11">nd</text:span> Ed.). Boston, <text:soft-page-break/>MA: Addison-Wesley.</text:p>
      <text:p text:style-name="P16">Beyer, H., &amp; Holtzblatt, K. (1998). Contextual design: Defining customer-centered systems. San Francisco: Morgan Kaufmann.</text:p>
      <text:p text:style-name="P16">B<text:span text:style-name="T1">é</text:span>guin, P., &amp; Rebardel, P. (2000). Designing for instrument-mediated activity. <text:span text:style-name="T6">Scandinavian Journal of Information Systems, 12</text:span><text:span text:style-name="T9">(1-2), 173-190.</text:span></text:p>
      <text:p text:style-name="P16">Biffl, S. (2000, November-December). Using inspection data for defect estimation. <text:span text:style-name="T6">IEEE Software</text:span><text:span text:style-name="T9">, 36-43.</text:span></text:p>
      <text:p text:style-name="P16"><text:span text:style-name="T9">B</text:span><text:span text:style-name="T2">ø</text:span><text:span text:style-name="T9">dker, S. (1996). Applying activity theory to video analysis: How to make sense of video data in human-computer interaction. In B. A. Nardi (Ed.), </text:span><text:span text:style-name="T6">Context and consciousness: Activity theory and human-computer interaction </text:span><text:span text:style-name="T9">(pp. 147-174). Cambridge, MA: MIT Press.</text:span></text:p>
      <text:p text:style-name="P16"><text:span text:style-name="T9">Bragdon, A., Zeleznik, R., Reiss, S. P., Karumuri, S., Cheung, W., Kaplan, J., . . . </text:span><text:span text:style-name="T9">LaViola, J. J., Jr. (2010). Code Bubbles: A working set-based interface for code understanding and maintenance. </text:span><text:span text:style-name="T7">Proceedings of the 28</text:span><text:span text:style-name="T13">th</text:span><text:span text:style-name="T7"> International Conference on Human Factors in Computing Systems</text:span><text:span text:style-name="T9"> (pp. 2503-2512). New York: ACM.</text:span></text:p>
      <text:p text:style-name="Reference"><text:span text:style-name="T9">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20">Card, S. K., Moran, T. P., &amp; Newell, A. (1983). The psychology of human-computer <text:soft-page-break/>interaction. Hillsdale, NJ: Erlbaum.</text:p>
      <text:p text:style-name="Reference"><text:span text:style-name="T9">Carroll, J. M. (1997). Human-computer interaction: Psychology as a science of design. </text:span><text:span text:style-name="T6">International Journal of Human-Computer Studies, 46</text:span><text:span text:style-name="T9">, 501-522.</text:span></text:p>
      <text:p text:style-name="Reference"><text:span text:style-name="T9">Collins, P., Shukla, S., &amp; Redmiles, D. (2002). Activity theory and system design: A view from the trenches. </text:span><text:span text:style-name="T6">Computer Supported Cooperative Work, 11</text:span><text:span text:style-name="T9">, 55-80.</text:span></text:p>
      <text:p text:style-name="P16"><text:span text:style-name="T15">Deimel, L. E., Jr. (1985). The uses of program reading. </text:span><text:span text:style-name="T16">SIG</text:span><text:span text:style-name="T7">CSE Bulletin</text:span><text:span text:style-name="T6">, 17</text:span><text:span text:style-name="T9">(2), 5-14. </text:span></text:p>
      <text:p text:style-name="Reference"><text:span text:style-name="T9">Denger, C., &amp; Shull, F. (2007, March-April). A practical approach for quality-driven inspections. </text:span><text:span text:style-name="T6">IEEE Software</text:span><text:span text:style-name="T9">, 79-86.</text:span></text:p>
      <text:p text:style-name="Reference"><text:span text:style-name="T9">Devito Da Cunha, A., &amp; Greathead, D. (2007). Does personality matter? An analysis of code-review ability. </text:span><text:span text:style-name="T6">Communications of the ACM, 50</text:span><text:span text:style-name="T9">(5), 109-112.</text:span></text:p>
      <text:p text:style-name="P16"><text:span text:style-name="T9">Engestr</text:span><text:span text:style-name="T2">ö</text:span><text:span text:style-name="T9">m, Y. (1999). Activity theory and individual and social transformation. In Y. Engestr</text:span><text:span text:style-name="T2">ö</text:span><text:span text:style-name="T9">m, R. Miettinen, &amp; R-L. Punam</text:span><text:span text:style-name="T2">ä</text:span><text:span text:style-name="T9">ki (Eds.), </text:span><text:span text:style-name="T6">Perspectives on activity </text:span><text:span text:style-name="T6">theory </text:span><text:span text:style-name="T9">(pp. 19-38). New York: Cambridge University Press.</text:span></text:p>
      <text:p text:style-name="Reference"><text:span text:style-name="T9">Fagan, M. E. (1976). Design and code inspections to reduce errors in program development. </text:span><text:span text:style-name="T6">IBM Systems Journal, 15</text:span><text:span text:style-name="T9">, 182-211.</text:span></text:p>
      <text:p text:style-name="P16"><text:span text:style-name="T9">Fagan, M. E. (1986). Advances in software inspections. </text:span><text:span text:style-name="T6">IEEE Transactions on Software </text:span><text:span text:style-name="T6">Engineering, 12</text:span><text:span text:style-name="T9">, 744-751.</text:span></text:p>
      <text:p text:style-name="P16"><text:span text:style-name="T9">Gay, G., &amp; Hembrooke, H. (2004). </text:span><text:span text:style-name="T6">Activity-centered design: An ecological approach to designing smart tools and usable systems</text:span><text:span text:style-name="T9">. Cambridge, MA: MIT Press.</text:span></text:p>
      <text:p text:style-name="P16"><text:span text:style-name="T9">Glass, R. L. (1999). Inspections—some surprising findings. </text:span><text:span text:style-name="T6">Communications of the ACM, 42</text:span><text:span text:style-name="T9">(4), 17-19.</text:span></text:p>
      <text:p text:style-name="P16"><text:span text:style-name="T9">Goguen, J. A., &amp; Linde, C. (1993). Techniques for requirements elicitation. </text:span><text:span text:style-name="T6">Proceedings of the 1993 IEEE International Symposium on Requirements Engineering</text:span><text:span text:style-name="T9"> (pp. </text:span><text:soft-page-break/><text:span text:style-name="T9">152-164). Los Alamos, CA: IEEE Computer Society Press.</text:span></text:p>
      <text:p text:style-name="P16"><text:span text:style-name="T9">Halverson, C. A. (2002). Activity theory and distributed cognition: Or what does CSCW </text:span><text:span text:style-name="T9">need to DO with theories? </text:span><text:span text:style-name="T6">Computer Supported Cooperative Work, 11</text:span><text:span text:style-name="T9">, 243-267.</text:span></text:p>
      <text:p text:style-name="P16"><text:span text:style-name="T9">Hassenzahl, M., &amp; Tractinsky, N. (2006). User experience—a research agenda. </text:span><text:span text:style-name="T6">Behaviour &amp; Information Technology, 25</text:span><text:span text:style-name="T9">(2), 91-97.</text:span></text:p>
      <text:p text:style-name="P16"><text:span text:style-name="T9">Hedberg, H. (2004). Introducing the next generation of software inspection tools. </text:span>In F. Bomarius, H. Iida (Eds.), <text:span text:style-name="T7">Product Focused Software Process Improvement: </text:span><text:bookmark text:name="btAsinTitle"/><text:span text:style-name="T7">5</text:span><text:span text:style-name="T13">th</text:span><text:span text:style-name="T7"> International Conference, PROFES 2004 </text:span><text:span text:style-name="T9">(pp. 234-247). Berlin, Germany: Springer.</text:span></text:p>
      <text:p text:style-name="P16"><text:span text:style-name="T9">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9">(pp. 257-281). Cambridge, MA: MIT Press.</text:span></text:p>
      <text:p text:style-name="P16"><text:span text:style-name="T9">Hundhausen, C., Agrawal, A., Fairbrother, D., &amp; Trevisan, M. (2009). Integrating pedagogical code reviews into a CS 1 course: An empirical study. </text:span><text:span text:style-name="T7">SIGCSE Bulletin,</text:span><text:span text:style-name="T6"> 41</text:span><text:span text:style-name="T9">(1), 291-295.</text:span></text:p>
      <text:p text:style-name="P16"><text:span text:style-name="T9">Hundhausen, C., Agrawal, A., &amp; Ryan, K. (2010). The design of an online environment to support pedagogical code reviews. </text:span><text:span text:style-name="T7">Proceedings of the 41</text:span><text:span text:style-name="T13">st</text:span><text:span text:style-name="T7"> ACM Technical Symposium on Computer Science Education</text:span><text:span text:style-name="T9"> (pp. 182-186). New York: ACM.</text:span></text:p>
      <text:p text:style-name="P16"><text:span text:style-name="T9">Hyysalo, S. (2005). Objects and motives in a product design process. </text:span><text:span text:style-name="T6">Mind, Culture, and Activity, 12</text:span><text:span text:style-name="T9">, 19-36.</text:span></text:p>
      <text:p text:style-name="P16"><text:span text:style-name="T9">Iisakka, J., &amp; Tervonen, I. (2001). The darker side of inspections. In M. Lawford &amp; D. L. Parnas (Eds.), </text:span><text:span text:style-name="T7">WISE’01: Proceedings of the 1</text:span><text:span text:style-name="T13">st</text:span><text:span text:style-name="T7"> Workshop on Inspection in </text:span><text:soft-page-break/><text:span text:style-name="T7">Software Engineering</text:span><text:span text:style-name="T9"> (pp. 99-104), Hamilton, Canada: McMaster University.</text:span></text:p>
      <text:p text:style-name="P16"><text:span text:style-name="T9">Johnson, P. M. (1994). An instrumented approach to improving software quality through </text:span><text:span text:style-name="T9">formal technical review. </text:span><text:span text:style-name="T7">Proceedings of the 16</text:span><text:span text:style-name="T13">th</text:span><text:span text:style-name="T7"> International Conference on Software Engineering</text:span><text:span text:style-name="T9"> (pp. 113-122). Los Alamitos, CA: IEEE Computer Society Press,</text:span></text:p>
      <text:p text:style-name="P16"><text:span text:style-name="T9">Johnson, P. M. (1998). Reengineering inspection. </text:span><text:span text:style-name="T6">Communications of the ACM, 41</text:span><text:span text:style-name="T9">(2), 49-52.</text:span></text:p>
      <text:p text:style-name="P16"><text:span text:style-name="T9">Kaptelinin, V., &amp; Nardi, B. A. (2006). </text:span><text:span text:style-name="T6">Acting with technology: Activity theory and interaction design</text:span><text:span text:style-name="T9">. Cambridge, MA: MIT Press.</text:span></text:p>
      <text:p text:style-name="P16">Kaptelinin, V., Nardi, B. A., &amp; Macaulay, C. (1999, July-August). The activity checklist: A tool for representing the “space” of context. <text:span text:style-name="T6">interactions</text:span><text:span text:style-name="T9">, 27-39.</text:span></text:p>
      <text:p text:style-name="P16">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6"><text:span text:style-name="T9">Kemerer, C. F., &amp; Paulk, M. C. (2009). The impact of design and code reviews on </text:span><text:span text:style-name="T9">software quality: An empirical study based on PSP data. </text:span><text:span text:style-name="T6">IEEE Transactions on Software Engineering, 35</text:span><text:span text:style-name="T9">, 534-550.</text:span></text:p>
      <text:p text:style-name="P16">Kuutti, K. (1996). Activity theory as a potential framework for human-computer interaction research. In B. A. Nardi (Ed.), <text:span text:style-name="T6">Context and consciousness: Activity theory and human-computer interaction </text:span><text:span text:style-name="T9">(pp. 17-44). Cambridge, MA: MIT Press.</text:span></text:p>
      <text:p text:style-name="Reference"><text:span text:style-name="T9">Kuutti, K. (1999) Activity theory, transformation of work and information systems design. In Y. Engeström, R. Miettinen, &amp; R. Punamäki (Eds.), </text:span><text:span text:style-name="T6">Perspectives on </text:span><text:soft-page-break/><text:span text:style-name="T6">Activity Theory</text:span><text:span text:style-name="T9"> (pp. 360-376). Cambridge, UK: Cambridge University Press. </text:span></text:p>
      <text:p text:style-name="P16"><text:span text:style-name="T9">Laitenberger, O., &amp; Dreyer, H. M. (1998). Evaluating the usefulness and the ease of use </text:span><text:span text:style-name="T9">of a web-based inspection data collection tool. </text:span><text:span text:style-name="T7">Proceedings of the 5</text:span><text:span text:style-name="T13">th</text:span><text:span text:style-name="T7"> International Symposium on Software Metrics</text:span><text:span text:style-name="T9"> (pp. 122-134). Washington, DC: IEEE.</text:span></text:p>
      <text:p text:style-name="P16">Laitenberger, O., &amp; DeBaud, J-M. (2001). An encompassing life-cycle centric survey of software inspection. <text:span text:style-name="T6">Journal of Systems and Software, 50</text:span><text:span text:style-name="T9">, 5-31.</text:span></text:p>
      <text:p text:style-name="P16"><text:bookmark text:name="search"/><text:span text:style-name="Emphasis"><text:span text:style-name="T9">Leontiev</text:span></text:span><text:span text:style-name="T9">, A. N. (</text:span><text:span text:style-name="Emphasis"><text:span text:style-name="T9">1978</text:span></text:span><text:span text:style-name="T9">). </text:span><text:span text:style-name="T6">Activity, consciousness, and personality</text:span><text:span text:style-name="T9">. Hillsdale: Prentice-Hall.</text:span></text:p>
      <text:p text:style-name="P16"><text:span text:style-name="T9">Matthews, T., Rattenbury, T., &amp; Carter, S. (2007). Defining, designing, and evaluating peripheral displays: An analysis using activity theory. </text:span><text:span text:style-name="T6">Human-Computer Interaction, 22</text:span><text:span text:style-name="T9">(1), 221-261.</text:span></text:p>
      <text:p text:style-name="P16"><text:span text:style-name="T9">M</text:span><text:span text:style-name="T2">ä</text:span><text:span text:style-name="T9">ntyl</text:span><text:span text:style-name="T2">ä</text:span><text:span text:style-name="T9">, M. V., &amp; Lassenius, C. (2006). Drivers for software refactoring decisions. </text:span><text:span text:style-name="T7">Proceedings of the 2006 ACM/IEEE International Symposium on Empirical Software Engineering</text:span><text:span text:style-name="T9"> (pp. 297-306). New York: ACM.</text:span></text:p>
      <text:p text:style-name="P16"><text:span text:style-name="T9">M</text:span><text:span text:style-name="T2">ä</text:span><text:span text:style-name="T9">ntyl</text:span><text:span text:style-name="T2">ä</text:span><text:span text:style-name="T9">, M. V., &amp; Lassenius, C. (2009). What types of defects are really discovered in code reviews? </text:span><text:span text:style-name="T6">IEEE Transactions on Software Engineering, 35</text:span><text:span text:style-name="T9">, 430-448.</text:span></text:p>
      <text:p text:style-name="P16"><text:span text:style-name="T9">Meyer, B. (2008). Design and code reviews in the age of the Internet. </text:span><text:span text:style-name="T6">Communications of the ACM, 51</text:span><text:span text:style-name="T9">(9), 67-71.</text:span></text:p>
      <text:p text:style-name="P16"><text:span text:style-name="T9">Miettinen, R. (2005). Object of activity and individual motivation. </text:span><text:span text:style-name="T6">Mind, Culture, and Activity, 12</text:span><text:span text:style-name="T9">, 52-69.</text:span></text:p>
      <text:p text:style-name="P16"><text:span text:style-name="T9">Miettinen, R., &amp; Hasu, M. (2002). Articulating user needs in collaborative design: Towards an activity-theoretical approach. </text:span><text:span text:style-name="T6">Computer Supported Cooperative Work, 11</text:span><text:span text:style-name="T9">, 129-151.</text:span></text:p>
      <text:p text:style-name="P16"><text:soft-page-break/><text:span text:style-name="T9">Nardi, B. A. (2007). Placeless organizations: Collaborating for transformation. </text:span><text:span text:style-name="T6">Mind, Culture, and Activity, 14</text:span><text:span text:style-name="T9">, 5-22.</text:span></text:p>
      <text:p text:style-name="P16"><text:span text:style-name="T9">Newell, A., &amp; Card, S. K. (1985). The prospects for psychological science in human-</text:span><text:span text:style-name="T9">computer interaction. </text:span><text:span text:style-name="T6">Human Computer Interaction, 1</text:span><text:span text:style-name="T9">, 209-242.</text:span></text:p>
      <text:p text:style-name="P16">Nielsen, J. (1994). Usability inspection methods. <text:span text:style-name="T5">Conference Companion on Human Factors in Computing Systems</text:span> (pp. 413-414). New York: ACM.</text:p>
      <text:p text:style-name="P16">Norman, D. A. (1993). <text:span text:style-name="T6">Things that make us smart: Defending human attributes in the age </text:span><text:span text:style-name="T6">of the machine</text:span>. Cambridge, MA: Perseus Books.</text:p>
      <text:p text:style-name="P16">Norman, D. A. (2005, July-August). Human-centered design considered harmful. <text:span text:style-name="T6">interactions, </text:span><text:span text:style-name="T9">14-19.</text:span></text:p>
      <text:p text:style-name="P16">Norman, D. A. (2006, November-December). Logic versus usage: The case for activity-centered design. <text:span text:style-name="T6">interactions</text:span><text:span text:style-name="T9">, 45, 63.</text:span></text:p>
      <text:p text:style-name="P16"><text:span text:style-name="T9">Omoronyia, I., Ferguson, J., Roper, M, &amp; Wood, M. (2009). Using developer activity data to enhance awareness during collaborative software development. </text:span><text:span text:style-name="T6">Computer Supported Cooperative Work, 18</text:span><text:span text:style-name="T9">, 509-558.</text:span></text:p>
      <text:p text:style-name="P16"><text:span text:style-name="T9">Parnin, C., G</text:span><text:span text:style-name="T2">ö</text:span><text:span text:style-name="T9">rg, C., &amp; Nnadi, O. (2008). A catalogue of lightweight visualizations to support code smell inspections. </text:span><text:span text:style-name="T7">Proceedings of the 4</text:span><text:span text:style-name="T13">th</text:span><text:span text:style-name="T7"> ACM Symposium on Software Visualization</text:span><text:span text:style-name="T9"> (pp. 77-86). New York: ACM.</text:span></text:p>
      <text:p text:style-name="P16"><text:span text:style-name="T9">Perpich, J. M., Perry, D. E., Porter, A. A., Votta, L. G., &amp; Wade, M. W. (1997). Anywhere, anytime code inspections: Using the Web to remove inspection bottlenecks in large-scale software development. </text:span><text:span text:style-name="T7">Proceedings of the 19</text:span><text:span text:style-name="T13">th</text:span><text:span text:style-name="T7"> International Conference on Software Engineering</text:span><text:span text:style-name="T9"> (pp. 14-21). New York: ACM.</text:span></text:p>
      <text:p text:style-name="P16"><text:span text:style-name="T9">Porter, A., Siy, H., Mockus, A., &amp; Votta, L. G. (1998). Understanding the sources of </text:span><text:soft-page-break/><text:span text:style-name="T9">variation in software inspections. </text:span><text:span text:style-name="T6">ACM Transactions on Software Engineering and Methodology, 7</text:span><text:span text:style-name="T9">, 41-79.</text:span></text:p>
      <text:p text:style-name="P16"><text:span text:style-name="T9">Quek, A., &amp; Shah, H. (2004). A comparative survey of activity-based methods for </text:span><text:span text:style-name="T9">information systems development. </text:span><text:span text:style-name="T6">Proceedings of the 6</text:span><text:span text:style-name="T14">th</text:span><text:span text:style-name="T6"> International Conference on Enterprise Information Systems </text:span><text:span text:style-name="T9">(pp. 221-232). Lisbon, Portugal: </text:span><text:span text:style-name="T9">INSTICC.</text:span></text:p>
      <text:p text:style-name="Reference">Raskin, J. (2000). <text:span text:style-name="T6">The humane interface: New directions for designing interactive systems</text:span>. Reading, MA: Addison-Wesley.</text:p>
      <text:p text:style-name="P19">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9"><text:span text:style-name="T9">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9">(6), 26-35.</text:span></text:p>
      <text:p text:style-name="P19"><text:span text:style-name="T9">Rose, J., Jones, M., &amp; Truex, D. (2005). Socio-theoretic accounts of IS: The problem of agency. </text:span><text:span text:style-name="T6">Scandinavian Journal of Information Systems, 17</text:span><text:span text:style-name="T9">(1), 133-152.</text:span></text:p>
      <text:p text:style-name="P16"><text:span text:style-name="T9">Sauer, C. D., Ross, J., Land, L., &amp; Yetton, P. (2000). The effectiveness of software development technical reviews: A behaviorally motivated program of research. </text:span><text:span text:style-name="T6">IEEE Transactions on Software Engineering, 26</text:span><text:span text:style-name="T9">, 1-14.</text:span></text:p>
      <text:p text:style-name="P16"><text:span text:style-name="T9">Seaman, C. B., &amp; Basili, V. R. (1998). Communication and organization: An empirical study of discussion in inspection meetings. </text:span><text:span text:style-name="T6">IEEE Transactions on Software </text:span><text:soft-page-break/><text:span text:style-name="T6">Engineering, 24</text:span><text:span text:style-name="T9">, 559-572.</text:span></text:p>
      <text:p text:style-name="P19"><text:span text:style-name="T9">Siy, H., &amp; Votta, L. (2001). Does the modern code inspection have value? </text:span><text:span text:style-name="T7">Proceedings of </text:span><text:span text:style-name="T7">the IEEE International Conference on Software Maintenance </text:span><text:span text:style-name="T9">(pp. 281-290). </text:span><text:span text:style-name="T9">Washington, DC: IEEE.</text:span></text:p>
      <text:p text:style-name="P16">Stein, M., Riedl, J., Harner, S. J., &amp; Mashayekhi, V. (1997). A case study of distributed, asynchronous software inspection. <text:span text:style-name="T5">Proceedings of the 19</text:span><text:span text:style-name="T12">th</text:span><text:span text:style-name="T5"> International Conference on Software Engineering</text:span> (pp. 107-117). New York: ACM.</text:p>
      <text:p text:style-name="P16">Stetsenko, A. (2005). Activity as object-related: Resolving the dichotomy of individual and collective planes of activity. <text:span text:style-name="T6">Mind, Culture, and Activity, 12</text:span><text:span text:style-name="T9">, 70-88.</text:span></text:p>
      <text:p text:style-name="P16">Storey, M-A., Cheng, L-T., Bull, I., &amp; Rigby, P. (2006). Shared waypoints and social tagging to support collaboration in software development. <text:span text:style-name="T5">Proceedings of the 2006 20</text:span><text:span text:style-name="T12">th</text:span><text:span text:style-name="T5"> Anniversary Conference on Computer Supported Cooperative Work</text:span> (pp. 195-198). New York: ACM.</text:p>
      <text:p text:style-name="P16">Thelin, T., Runeson, P., &amp; Wohlin, C. (2003). An experimental comparison of usage-based and checklist-based reading. <text:span text:style-name="T6">IEEE Transactions on Software Engineering, 29</text:span><text:span text:style-name="T9">, 687-704.</text:span></text:p>
      <text:p text:style-name="P19"><text:span text:style-name="T9">Trytten, D. A. (2005). A design for peer code review. </text:span><text:span text:style-name="T7">Proceedings of the 36</text:span><text:span text:style-name="T13">th</text:span><text:span text:style-name="T7"> SIGCSE </text:span><text:span text:style-name="T7">Technical Symposium on Computer Science Education</text:span><text:span text:style-name="T9"> (pp. 455-459). New York: ACM.</text:span></text:p>
      <text:p text:style-name="P19"><text:span text:style-name="T9">Turner, P., Turner, S., &amp; Horton, J. (1999). From description to requirements: An activity theoretic perspective. </text:span><text:span text:style-name="T7">Proceedings of the International ACM SIGGROUP </text:span><text:span text:style-name="T7">Conference on Supporting Group Work</text:span><text:span text:style-name="T9"> (pp. 286-295). New York: ACM.</text:span></text:p>
      <text:p text:style-name="P19"><text:span text:style-name="T9">Turner, S. A., Quintana-Castillo, R., P</text:span><text:span text:style-name="T2">é</text:span><text:span text:style-name="T9">rez-Qui</text:span><text:span text:style-name="T2">ñ</text:span><text:span text:style-name="T9">ones, M. A., &amp; Edwards, S. E. (2008). </text:span><text:soft-page-break/><text:span text:style-name="T9">Misunderstandings about object-oriented design: Experiences using code reviews. </text:span><text:span text:style-name="T7">Proceedings of the 39</text:span><text:span text:style-name="T13">th</text:span><text:span text:style-name="T7"> SIGCSE Technical Symposium on Computer Science </text:span><text:span text:style-name="T7">Education</text:span><text:span text:style-name="T9"> (pp. 97-101). New York: ACM.</text:span></text:p>
      <text:p text:style-name="P19"><text:span text:style-name="T9">Tyran, C. K., &amp; George, J. F. (2002). Improving software inspections with group process support. </text:span><text:span text:style-name="T6">Communications of the ACM, 45</text:span><text:span text:style-name="T9">(9), 87-92.</text:span></text:p>
      <text:p text:style-name="P16">Uwano, H., Monden, A., &amp; Matsumoto, K. (2008). Are good code reviewers also good at design review? <text:span text:style-name="T5">Proceedings of the Second ACM-IEEE International Symposium on Empirical Software Engineering and Measurement</text:span> (pp. 351-353). New York: ACM.</text:p>
      <text:p text:style-name="P16">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6">Votta, L. G. (1993). Does every inspection need a meeting? <text:span text:style-name="T5">Proceedings of the 1</text:span><text:span text:style-name="T12">st</text:span><text:span text:style-name="T5"> ACM SIGSOFT Symposium on Foundations of Software Engineering</text:span> (pp. 107-114). New York: ACM.</text:p>
      <text:p text:style-name="P16">Vygotsky, L. S. (1978). <text:span text:style-name="T6">Mind in society: The development of higher psychological processes</text:span><text:span text:style-name="T9">. Cambridge, MA: Harvard University Press.</text:span></text:p>
      <text:p text:style-name="P19"><text:span text:style-name="T9">Wang, Y., Li, Y., Collins, M., &amp; Liu, P. (2008). Process improvement of peer code review and behavior analysis of its participants. </text:span><text:span text:style-name="T7">Proceedings of the 39</text:span><text:span text:style-name="T13">th</text:span><text:span text:style-name="T7"> SIGCSE Technical Symposium on Computer Science Education</text:span><text:span text:style-name="T9"> (pp. 107-111). New York: ACM.</text:span></text:p>
      <text:p text:style-name="P19"><text:span text:style-name="T9">Wertsch, J. V. (2007). Mediation. In H. Daniels, M. Cole, &amp; J. V. Wertsch (Eds.), </text:span><text:span text:style-name="T6">The </text:span><text:soft-page-break/><text:span text:style-name="T6">Cambridge companion to Vygotsky</text:span><text:span text:style-name="T9"> (pp. 178-192). New York: Cambridge University Press.</text:span></text:p>
      <text:p text:style-name="Reference"><text:span text:style-name="T9">Wiegers, K. E. (1995). Improving quality through software inspections. </text:span><text:span text:style-name="T6">Software </text:span><text:span text:style-name="T6">Development, 3</text:span><text:span text:style-name="T9">(4), 55-64.</text:span></text:p>
      <text:p text:style-name="Reference"><text:span text:style-name="T9">Williams, L. A., &amp; Kessler, R. R. (2000). All I really needed to know about pair </text:span><text:span text:style-name="T9">programming I learned in kindergarten. </text:span><text:span text:style-name="T6">Communications of the ACM, 43</text:span><text:span text:style-name="T9">(5), 108-114.</text:span></text:p>
      <text:p text:style-name="Reference"><text:span text:style-name="T9">Wilson, T. D. (2006). A re-examination of information seeking behaviour in the context of activity theory. </text:span><text:span text:style-name="T6">Information Research 11</text:span><text:span text:style-name="T9">(4). Retrieved from http://informationr.net/ir/11-4/paper260.html</text:span></text:p>
      <text:p text:style-name="Reference"><text:span text:style-name="T9">Winograd, T. (2006). Designing a new foundation for design. </text:span><text:span text:style-name="T6">Communications of the ACM, 49</text:span><text:span text:style-name="T9">(5), 71-73.</text:span></text:p>
      <text:p text:style-name="Reference"><text:span text:style-name="T9">Winograd, T., &amp; Flores, F. (1986). </text:span><text:span text:style-name="T6">Understanding computers and cognition: A new foundation for design</text:span><text:span text:style-name="T9">. Norwood, NJ: Ablex.</text:span></text:p>
      <text:p text:style-name="P16"><text:span text:style-name="T9">Wood, M., Roper, M., Brooks, A., &amp; Miller, J. (1997). Comparing and combining software defect detection techniques: A replicated empirical study. </text:span><text:span text:style-name="T7">Proceedings of the 6</text:span><text:span text:style-name="T13">th</text:span><text:span text:style-name="T7"> European Software Engineering Conference Held Jointly with the 5</text:span><text:span text:style-name="T13">th</text:span><text:span text:style-name="T7"> ACM SIGSOFT International Symposium on Foundations of Software Engineering</text:span><text:span text:style-name="T9"> (pp. 262-277). New York: Springer-Verlag.</text:span></text:p>
      <text:h text:style-name="P54" text:outline-level="1">Appendix 1: The activity checklist (design version)</text:h>
      <table:table table:name="Table2" table:style-name="Table2">
        <table:table-column table:style-name="Table2.A"/>
        <table:table-row>
          <table:table-cell office:value-type="string">
            <text:p text:style-name="P5">Means/ends</text:p>
          </table:table-cell>
        </table:table-row>
        <table:table-row>
          <table:table-cell office:value-type="string">
            <text:list xml:id="list2118284526" text:style-name="L4">
              <text:list-item>
                <text:p text:style-name="P31">People who use the target technology</text:p>
              </text:list-item>
              <text:list-item>
                <text:p text:style-name="P31">Goals and subgoals of the target actions (target goals)</text:p>
              </text:list-item>
              <text:list-item>
                <text:p text:style-name="P31">Criteria for success or failure of achieving target goals</text:p>
              </text:list-item>
              <text:list-item>
                <text:p text:style-name="P31">Decomposition of target goals into subgoals</text:p>
              </text:list-item>
              <text:list-item>
                <text:p text:style-name="P31">Setting of target goals and subgoals</text:p>
              </text:list-item>
              <text:list-item>
                <text:p text:style-name="P31">Potential conflicts between target goals</text:p>
              </text:list-item>
              <text:list-item>
                <text:p text:style-name="P31">Potential conflicts between target goals and goals associated with other technologies and activities</text:p>
              </text:list-item>
              <text:list-item>
                <text:p text:style-name="P31">Resolution of conflicts between various goals</text:p>
              </text:list-item>
              <text:list-item>
                <text:p text:style-name="P31">Integration of individual target actions and other actions into higher-level actions</text:p>
              </text:list-item>
              <text:list-item>
                <text:p text:style-name="P31">Constraints imposed by higher-level goals on the choice and use of target technology</text:p>
              </text:list-item>
              <text:list-item>
                <text:p text:style-name="P31">Alternative ways to attain target goals through lower-level goals</text:p>
              </text:list-item>
              <text:list-item>
                <text:p text:style-name="P31">Troubleshooting strategies and techniques</text:p>
              </text:list-item>
              <text:list-item>
                <text:p text:style-name="P31">Support of mutual transformations between actions and operations</text:p>
              </text:list-item>
              <text:list-item>
                <text:p text:style-name="P31">Goal that can be changed or modified, and goals that have to remain after new technology is implemented</text:p>
              </text:list-item>
              <text:list-item>
                <text:p text:style-name="P31">Parties involved in the process of design</text:p>
              </text:list-item>
              <text:list-item>
                <text:p text:style-name="P31">Goals of designing a new system</text:p>
              </text:list-item>
              <text:list-item>
                <text:p text:style-name="P31">Criteria of success or failure of design</text:p>
              </text:list-item>
              <text:list-item>
                <text:p text:style-name="P31">Potential conflicts between goals of design and other goals (e.g., stability of the organization, minimizing expenses)</text:p>
              </text:list-item>
            </text:list>
          </table:table-cell>
        </table:table-row>
        <table:table-row>
          <table:table-cell office:value-type="string">
            <text:p text:style-name="P5">Environment</text:p>
          </table:table-cell>
        </table:table-row>
        <table:table-row>
          <table:table-cell office:value-type="string">
            <text:list xml:id="list336429445" text:style-name="L5">
              <text:list-item>
                <text:p text:style-name="P32">Role of existing technology in producing the outcomes of target actions</text:p>
              </text:list-item>
              <text:list-item>
                <text:p text:style-name="P32">Tools, available to users</text:p>
              </text:list-item>
              <text:list-item>
                <text:p text:style-name="P32">Integration of target technology with other tools</text:p>
              </text:list-item>
              <text:list-item>
                <text:p text:style-name="P32">Access to tools and materials necessary to perform target actions</text:p>
              </text:list-item>
              <text:list-item>
                <text:p text:style-name="P32">Tools and materials shared between several users</text:p>
              </text:list-item>
              <text:list-item>
                <text:p text:style-name="P32">Spatial layout and temporal organization of the working environment</text:p>
              </text:list-item>
              <text:list-item>
                <text:p text:style-name="P32">Division of labor, including synchronous and asynchronous distribution of work between different locations</text:p>
              </text:list-item>
              <text:list-item>
                <text:p text:style-name="P32">Rules, norms, and procedures regulating social interactions and coordination related to target actions</text:p>
              </text:list-item>
              <text:list-item>
                <text:p text:style-name="P32">Resources available to the parties involved in design of the system</text:p>
              </text:list-item>
              <text:list-item>
                <text:p text:style-name="P32">Rules, norms, and procedures regulating interaction between the parties</text:p>
              </text:list-item>
            </text:list>
          </table:table-cell>
        </table:table-row>
        <table:table-row>
          <table:table-cell office:value-type="string">
            <text:p text:style-name="P24">Learning/cognition/articulation</text:p>
          </table:table-cell>
        </table:table-row>
        <table:table-row>
          <table:table-cell office:value-type="string">
            <text:list xml:id="list1040528602" text:style-name="L6">
              <text:list-item>
                <text:p text:style-name="P34">Components of target actions that are to be internalized</text:p>
              </text:list-item>
              <text:list-item>
                <text:p text:style-name="P33">Time and effort necessary to learn how to use existing technology</text:p>
              </text:list-item>
              <text:list-item>
                <text:p text:style-name="P33">Self-monitoring and reflection through externalization</text:p>
              </text:list-item>
              <text:list-item>
                <text:p text:style-name="P33">Possibilities for simulating target actions before their actual implementation</text:p>
              </text:list-item>
              <text:list-item>
                <text:p text:style-name="P33">Support of problem articulation and help request in case of breakdowns</text:p>
              </text:list-item>
              <text:list-item>
                <text:p text:style-name="P33"><text:soft-page-break/>Strategies and procedures of providing help to colleagues and collaborators</text:p>
              </text:list-item>
              <text:list-item>
                <text:p text:style-name="P33">Coordination of individual and group activities through externalization</text:p>
              </text:list-item>
              <text:list-item>
                <text:p text:style-name="P33">Use of shared representation to support collaborative work</text:p>
              </text:list-item>
              <text:list-item>
                <text:p text:style-name="P33">Representations of design that support coordination between the parties</text:p>
              </text:list-item>
              <text:list-item>
                <text:p text:style-name="P33">Mutual learning of the content of the work (designers) and possibilities and limitations of technology (users)</text:p>
              </text:list-item>
            </text:list>
          </table:table-cell>
        </table:table-row>
        <table:table-row>
          <table:table-cell office:value-type="string">
            <text:p text:style-name="P24">Development</text:p>
          </table:table-cell>
        </table:table-row>
        <table:table-row>
          <table:table-cell table:style-name="Table2.A8" office:value-type="string">
            <text:list xml:id="list539938564" text:style-name="L7">
              <text:list-item>
                <text:p text:style-name="P35">Use of tools at various stages of target action "life cycles"—from goal setting to outcomes</text:p>
              </text:list-item>
              <text:list-item>
                <text:p text:style-name="P35">Transformation of existing activities into future activities supported with the system</text:p>
              </text:list-item>
              <text:list-item>
                <text:p text:style-name="P35">History of implementation of new technologies to support target actions</text:p>
              </text:list-item>
              <text:list-item>
                <text:p text:style-name="P35">Anticipated changes in the environment and the level of activity they directly influence (operations, actions, or activities)</text:p>
              </text:list-item>
              <text:list-item>
                <text:p text:style-name="P35">Anticipated changes of target actions after new technology is implemented</text:p>
              </text:list-item>
              <text:list-item>
                <text:p text:style-name="P35">Anticipated changes in the requirements to the system</text:p>
              </text:list-item>
            </text:list>
          </table:table-cell>
        </table:table-row>
      </table:table>
      <text:p text:style-name="P4">Source: Kaptelinin, Nardi, &amp; Macaulay, 1999</text:p>
      <text:h text:style-name="P53" text:outline-level="1">Appendix 2: Interview guide</text:h>
      <text:p text:style-name="P18">Activity: Reviewing code</text:p>
      <text:list xml:id="list630664917" text:style-name="L8">
        <text:list-item>
          <text:p text:style-name="P36">Can you show me the last code you reviewed?</text:p>
        </text:list-item>
        <text:list-item>
          <text:p text:style-name="P36">Can you show me how the author asked you to review the code?</text:p>
        </text:list-item>
        <text:list-item>
          <text:p text:style-name="P36">Can you show me how you got access to the code to review?</text:p>
        </text:list-item>
        <text:list-item>
          <text:p text:style-name="P36">Can you show me what you did once you had access to the code?</text:p>
        </text:list-item>
        <text:list-item>
          <text:p text:style-name="P36">Did you record your feedback while reading the code?</text:p>
        </text:list-item>
        <text:list-item>
          <text:p text:style-name="P36">Did you use a checklist or anything else to decide what to look for?</text:p>
        </text:list-item>
        <text:list-item>
          <text:p text:style-name="P36">Can you show me how you gave your feedback to the author?</text:p>
        </text:list-item>
        <text:list-item>
          <text:p text:style-name="P36">Did the author follow up after you gave your feedback?</text:p>
          <text:p text:style-name="P36">Activity: Initiating a code review</text:p>
        </text:list-item>
      </text:list>
      <text:list xml:id="list1127779653" text:style-name="L9">
        <text:list-item>
          <text:p text:style-name="P37">Can you show me the last code you had reviewed?</text:p>
        </text:list-item>
        <text:list-item>
          <text:p text:style-name="P37">Why did you decide to have it reviewed?</text:p>
        </text:list-item>
        <text:list-item>
          <text:p text:style-name="P37">Did you stop working on the code while it was being reviewed?</text:p>
        </text:list-item>
        <text:list-item>
          <text:p text:style-name="P37">How did you decide who should review it?</text:p>
        </text:list-item>
        <text:list-item>
          <text:p text:style-name="P37">What did you do to make the code available to the reviewer(s)?</text:p>
        </text:list-item>
        <text:list-item>
          <text:p text:style-name="P37">Can you show me what you made available to the reviewer(s)? Did you post complete files, or snippets of code?</text:p>
        </text:list-item>
        <text:list-item>
          <text:p text:style-name="P37">Can you show me how you instructed the reviewer(s)?</text:p>
        </text:list-item>
      </text:list>
      <text:p text:style-name="P18">Activity: Acting on review feedback</text:p>
      <text:list xml:id="list127460219" text:style-name="L10">
        <text:list-item>
          <text:p text:style-name="P38">Can you show me changes that you made based on the last code review you ran?</text:p>
        </text:list-item>
        <text:list-item>
          <text:p text:style-name="P38">Can you show me any examples of feedback that you chose not to make?</text:p>
        </text:list-item>
        <text:list-item>
          <text:p text:style-name="P38">Did you tie any changes explicitly back to the review, like in your source control change logs?</text:p>
        </text:list-item>
        <text:list-item>
          <text:p text:style-name="P38">Did you follow up with the reviewer(s)?</text:p>
        </text:list-item>
      </text:list>
      <text:p text:style-name="P15"/>
      <text:p text:style-name="P18">Perspective: Goals, and actions oriented toward those goals</text:p>
      <text:list xml:id="list1548945600" text:style-name="L11">
        <text:list-item>
          <text:p text:style-name="P39">Why did you do it that way?</text:p>
        </text:list-item>
        <text:list-item>
          <text:p text:style-name="P39">Were there any other ways you could have done it?</text:p>
        </text:list-item>
      </text:list>
      <text:p text:style-name="P18">Perspective: Division of labor; rules and procedures</text:p>
      <text:list xml:id="list574429259" text:style-name="L12">
        <text:list-item>
          <text:p text:style-name="P40">Was anyone else involved in that?</text:p>
        </text:list-item>
        <text:list-item>
          <text:p text:style-name="P40">Why did you do it that way?</text:p>
        </text:list-item>
      </text:list>
      <text:p text:style-name="P18">Perspective: Learning, contradictions, and breakdowns</text:p>
      <text:list xml:id="list1150007990" text:style-name="L13">
        <text:list-item>
          <text:p text:style-name="P41">Has that become easier/harder over time?</text:p>
        </text:list-item>
        <text:list-item>
          <text:p text:style-name="P41">Did you experience any problems?</text:p>
        </text:list-item>
        <text:list-item>
          <text:p text:style-name="P41">Were there any tools that helped you do that?</text:p>
        </text:list-item>
        <text:list-item>
          <text:p text:style-name="P41">Were there any other ways you could have done it?</text:p>
        </text:list-item>
      </text:list>
      <text:p text:style-name="P18">Perspective: Development</text:p>
      <text:list xml:id="list1224665955" text:style-name="L14">
        <text:list-item>
          <text:p text:style-name="P42">Can you show me any examples where you did that differently?</text:p>
        </text:list-item>
        <text:list-item>
          <text:p text:style-name="P42">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marker draw:name="Arrowheads_20_1" draw:display-name="Arrowheads 1" svg:viewBox="0 0 1131 902" svg:d="m564 0-564 902h1131z"/>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References" style:page-layout-name="Mpm4">
      <style:header>
        <text:p text:style-name="MP1">References<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Introduction" style:page-layout-name="Mpm5">
      <style:header>
        <text:p text:style-name="MP1">Introduction<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Abstract" style:page-layout-name="Mpm6">
      <style:header>
        <text:p text:style-name="MP1">Abstract<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Research" style:page-layout-name="Mpm7">
      <style:header>
        <text:p text:style-name="MP1">Research Project<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style:master-page style:name="Appendix" style:page-layout-name="Mpm4">
      <style:header>
        <text:p text:style-name="MP1">Appendix<text:tab/><text:page-number text:select-page="current">71</text:page-number></text:p>
      </style:header>
      <style:footer>
        <text:p text:style-name="MP2">DRAFT <text:date style:data-style-name="N37" text:date-value="2010-11-24T23:20:37.99">11/24/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24T23:20:37</dc:date>
    <dc:creator>Randy Souza</dc:creator>
    <meta:editing-duration>PT378H11M27S</meta:editing-duration>
    <meta:editing-cycles>1371</meta:editing-cycles>
    <meta:generator>OpenOffice.org/3.2$Linux OpenOffice.org_project/320m12$Build-9483</meta:generator>
    <meta:document-statistic meta:table-count="1" meta:image-count="0" meta:object-count="0" meta:page-count="75" meta:paragraph-count="454" meta:word-count="17609" meta:character-count="119627"/>
  </office:meta>
</office:document-meta>
</file>